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830000003CF6AC0E2F75F7B87C.png" manifest:media-type="image/png"/>
  <manifest:file-entry manifest:full-path="Pictures/100000000000015E000001F3ABE81094D9F9A15A.jpg" manifest:media-type="image/jpeg"/>
  <manifest:file-entry manifest:full-path="Pictures/1000000000000195000001F496975CC8D1EB1824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" style:family="graphic" style:parent-style-name="standard">
      <style:graphic-properties draw:fill="solid" draw:fill-color="#ff6600" draw:textarea-horizontal-align="justify" draw:textarea-vertical-align="middle" draw:auto-grow-height="false" fo:min-height="1cm" fo:min-width="2.292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000000" draw:auto-grow-height="true" draw:auto-grow-width="false" fo:max-height="0cm" fo:min-height="10.99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8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38" style:family="graphic" style:parent-style-name="standard">
      <style:graphic-properties draw:textarea-vertical-align="middle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46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75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76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623cm"/>
      <style:paragraph-properties style:writing-mode="lr-tb"/>
    </style:style>
    <style:style style:name="gr79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80" style:family="graphic" style:parent-style-name="standard">
      <style:graphic-properties draw:stroke="none" draw:fill="none" fo:min-height="3.155cm"/>
      <style:paragraph-properties style:writing-mode="lr-tb"/>
    </style:style>
    <style:style style:name="gr81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2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2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2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loext:opacity="100%" style:text-outline="true" style:font-name="Liberation Sans2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2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2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2pt" fo:font-weight="normal" style:font-size-asian="12pt" style:font-weight-asian="normal" style:font-size-complex="12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2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6pt" style:font-size-asian="16pt" style:font-size-complex="16pt"/>
    </style:style>
    <style:style style:name="P22" style:family="paragraph">
      <loext:graphic-properties draw:fill="solid" draw:fill-color="#ff6600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8pt" style:font-size-asian="18pt" style:font-size-complex="18pt"/>
    </style:style>
    <style:style style:name="P24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1pt" fo:font-weight="normal" style:font-size-asian="11pt" style:font-weight-asian="normal" style:font-size-complex="11pt" style:font-weight-complex="normal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font-weight="normal" style:font-size-asian="14pt" style:font-weight-asian="normal" style:font-size-complex="14pt" style:font-weight-complex="normal"/>
    </style:style>
    <style:style style:name="P26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2pt" fo:font-weight="normal" style:font-size-asian="12pt" style:font-weight-asian="normal" style:font-size-complex="12pt" style:font-weight-complex="normal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fo:font-weight="normal" style:font-size-asian="15pt" style:font-weight-asian="normal" style:font-size-complex="15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4pt" fo:font-weight="normal" style:font-size-asian="14pt" style:font-weight-asian="normal" style:font-size-complex="14pt" style:font-weight-complex="normal"/>
    </style:style>
    <style:style style:name="P30" style:family="paragraph">
      <loext:graphic-properties draw:fill="solid" draw:fill-color="#6ad7e5"/>
      <style:paragraph-properties style:writing-mode="lr-tb"/>
      <style:text-properties style:font-name="Liberation Sans2" fo:font-size="12pt" style:font-size-asian="12pt" style:font-size-complex="12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style:font-size-asian="14pt" style:font-size-complex="14pt"/>
    </style:style>
    <style:style style:name="P32" style:family="paragraph">
      <style:paragraph-properties fo:text-align="start" style:writing-mode="lr-tb"/>
      <style:text-properties fo:color="#000066" loext:opacity="100%"/>
    </style:style>
    <style:style style:name="P33" style:family="paragraph">
      <loext:graphic-properties draw:fill="solid" draw:fill-color="#eeeeee"/>
      <style:paragraph-properties fo:text-align="start" style:writing-mode="lr-tb"/>
      <style:text-properties fo:color="#000066" loext:opacity="100%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2pt" style:font-size-asian="12pt" style:font-size-complex="12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style:font-size-asian="15pt" style:font-size-complex="15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37" style:family="paragraph">
      <style:paragraph-properties fo:text-align="center" style:writing-mode="lr-tb"/>
      <style:text-properties fo:color="#000066" loext:opacity="100%"/>
    </style:style>
    <style:style style:name="P38" style:family="paragraph">
      <loext:graphic-properties draw:fill="solid" draw:fill-color="#eeeeee"/>
      <style:paragraph-properties fo:text-align="center" style:writing-mode="lr-tb"/>
      <style:text-properties fo:color="#000066" loext:opacity="100%"/>
    </style:style>
    <style:style style:name="P39" style:family="paragraph">
      <style:paragraph-properties fo:text-align="center" style:writing-mode="lr-tb"/>
      <style:text-properties fo:font-size="18pt"/>
    </style:style>
    <style:style style:name="P40" style:family="paragraph">
      <loext:graphic-properties draw:fill="solid" draw:fill-color="#eeeeee"/>
      <style:paragraph-properties fo:text-align="center" style:writing-mode="lr-tb"/>
      <style:text-properties fo:font-size="18pt"/>
    </style:style>
    <style:style style:name="P41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42" style:family="paragraph">
      <loext:graphic-properties draw:fill="solid" draw:fill-color="#eeeeee"/>
      <style:paragraph-properties fo:text-align="center" style:writing-mode="lr-tb"/>
      <style:text-properties fo:font-size="18pt" fo:font-weight="bold" style:font-weight-asian="bold" style:font-weight-complex="bold"/>
    </style:style>
    <style:style style:name="P43" style:family="paragraph"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44" style:family="paragraph">
      <loext:graphic-properties draw:fill="solid" draw:fill-color="#eeeeee"/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5pt" style:font-size-asian="15pt" style:font-size-complex="15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6pt" fo:font-style="normal" style:font-size-asian="16pt" style:font-style-asian="normal" style:font-size-complex="16pt" style:font-style-complex="normal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8pt" style:font-size-asian="18pt" style:font-size-complex="18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2pt" style:font-size-asian="12pt" style:font-size-complex="12pt"/>
    </style:style>
    <style:style style:name="P49" style:family="paragraph">
      <style:paragraph-properties fo:margin-left="2cm" fo:margin-right="0cm" fo:margin-top="0cm" fo:margin-bottom="0cm" fo:line-height="100%" fo:text-indent="0cm"/>
    </style:style>
    <style:style style:name="P50" style:family="paragraph">
      <style:paragraph-properties fo:text-align="justify" style:writing-mode="lr-tb"/>
      <style:text-properties fo:color="#000066" loext:opacity="100%"/>
    </style:style>
    <style:style style:name="P51" style:family="paragraph">
      <loext:graphic-properties draw:fill="solid" draw:fill-color="#eeeeee"/>
      <style:paragraph-properties fo:text-align="justify" style:writing-mode="lr-tb"/>
      <style:text-properties fo:color="#000066" loext:opacity="100%"/>
    </style:style>
    <style:style style:name="P52" style:family="paragraph">
      <style:paragraph-properties fo:text-align="justify"/>
    </style:style>
    <style:style style:name="P53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en" fo:country="US" style:font-size-asian="26pt" style:font-size-complex="26pt"/>
    </style:style>
    <style:style style:name="P54" style:family="paragraph">
      <loext:graphic-properties draw:fill="solid" draw:fill-color="#007d9c"/>
      <style:paragraph-properties fo:text-align="center"/>
    </style:style>
    <style:style style:name="P55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56" style:family="paragraph">
      <loext:graphic-properties draw:fill="none"/>
      <style:paragraph-properties fo:text-align="center" style:writing-mode="lr-tb"/>
      <style:text-properties fo:color="#ffffff" loext:opacity="100%" style:font-name="Liberation Sans2" fo:font-size="80pt" style:font-size-asian="80pt" style:font-size-complex="80pt"/>
    </style:style>
    <style:style style:name="P57" style:family="paragraph">
      <loext:graphic-properties draw:fill="none" draw:fill-color="#ffffff"/>
      <style:paragraph-properties fo:text-align="justify" style:writing-mode="lr-tb"/>
      <style:text-properties fo:color="#000099" loext:opacity="100%" style:font-name="Liberation Sans2" fo:font-size="16pt" fo:language="en" fo:country="US" style:font-size-asian="16pt" style:font-size-complex="16pt"/>
    </style:style>
    <style:style style:name="T1" style:family="text">
      <style:text-properties fo:color="#ffffff" loext:opacity="100%" style:font-name="Liberation Sans2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loext:opacity="100%" style:text-outline="false" style:font-name="Liberation Sans2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loext:opacity="100%" style:font-name="Liberation Sans2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loext:opacity="100%" style:font-name="Liberation Sans2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2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2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style:text-outline="false" style:font-name="Liberation Sans2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loext:opacity="100%" style:font-name="Liberation Sans2" fo:font-size="12pt" fo:language="en" fo:country="US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loext:opacity="100%" style:text-outline="false" style:font-name="Liberation Sans2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7d9c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28" style:family="text">
      <style:text-properties fo:color="#007d9c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2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loext:opacity="100%" style:font-name="Liberation Sans2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7d9c" loext:opacity="100%" style:font-name="Liberation Sans2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7d9c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8" style:family="text">
      <style:text-properties fo:color="#007d9c" loext:opacity="100%" style:font-name="Liberation Sans2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2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6699" loext:opacity="100%" style:font-name="Liberation Mono" fo:font-size="12pt" fo:language="en" fo:country="US" fo:font-weight="bold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6699" loext:opacity="100%" style:font-name="Liberation Sans2" fo:font-size="12pt" fo:language="en" fo:country="US" fo:font-weight="bold" style:font-size-asian="12pt" style:font-weight-asian="bold" style:font-size-complex="12pt" style:font-weight-complex="bold"/>
    </style:style>
    <style:style style:name="T44" style:family="text">
      <style:text-properties fo:color="#ffffff" loext:opacity="100%" style:text-outline="false" style:font-name="Liberation Sans2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7d9c" loext:opacity="100%" style:font-name="Liberation Sans2" fo:font-size="18pt" fo:language="en" fo:country="US" fo:font-weight="normal" style:font-size-asian="18pt" style:font-weight-asian="normal" style:font-size-complex="18pt" style:font-weight-complex="normal"/>
    </style:style>
    <style:style style:name="T48" style:family="text">
      <style:text-properties fo:color="#007d9c" loext:opacity="100%" style:font-name="Liberation Sans2" fo:font-size="18pt" fo:language="en" fo:country="US" fo:font-weight="bold" style:font-size-asian="18pt" style:font-weight-asian="bold" style:font-size-complex="18pt" style:font-weight-complex="bold"/>
    </style:style>
    <style:style style:name="T49" style:family="text">
      <style:text-properties fo:color="#007d9c" loext:opacity="100%" style:font-name="Liberation Mono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color="#007d9c" loext:opacity="100%" style:font-name="Liberation Sans2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7d9c" loext:opacity="100%" style:font-name="Liberation Sans2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color="#007d9c" loext:opacity="100%" style:font-name="Liberation Sans2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7d9c" loext:opacity="100%" style:font-name="Liberation Mono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6" style:family="text">
      <style:text-properties fo:color="#007d9c" loext:opacity="100%" style:font-name="Liberation Mon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style:letter-kerning="true" style:font-name-asian="DejaVu Sans" style:font-size-asian="16pt" style:font-style-asian="normal" style:font-name-complex="FreeSans2" style:font-size-complex="16pt" style:font-style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style:letter-kerning="true" style:font-name-asian="DejaVu Sans" style:font-size-asian="16pt" style:font-style-asian="normal" style:font-name-complex="FreeSans2" style:font-size-complex="16pt" style:font-style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a933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ffffff" loext:opacity="100%" style:text-outline="false" style:font-name="Liberation Sans2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63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6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size="14pt" fo:font-weight="normal" style:font-size-asian="14pt" style:font-weight-asian="normal" style:font-size-complex="14pt" style:font-weight-complex="normal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eeeeee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Mono" fo:font-size="15pt" fo:language="en" fo:country="US" fo:font-weight="normal" style:font-size-asian="15pt" style:font-weight-asian="normal" style:font-size-complex="15pt" style:font-weight-complex="normal"/>
    </style:style>
    <style:style style:name="T71" style:family="text">
      <style:text-properties fo:color="#ce181e" loext:opacity="100%" style:font-name="Liberation Mono" fo:font-size="15pt" fo:language="en" fo:country="US" fo:font-weight="normal" style:font-size-asian="15pt" style:font-weight-asian="normal" style:font-size-complex="15pt" style:font-weight-complex="normal"/>
    </style:style>
    <style:style style:name="T72" style:family="text">
      <style:text-properties fo:color="#006699" loext:opacity="100%" style:font-name="Liberation Mono" fo:font-size="15pt" fo:language="en" fo:country="US" fo:font-weight="bold" style:font-size-asian="15pt" style:font-weight-asian="bold" style:font-size-complex="15pt" style:font-weight-complex="bold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eeeeee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font-name="Liberation Sans2" fo:font-size="12pt" fo:font-weight="bold" style:font-size-asian="12pt" style:font-weight-asian="bold" style:font-size-complex="12pt" style:font-weight-complex="bold"/>
    </style:style>
    <style:style style:name="T79" style:family="text">
      <style:text-properties style:font-name="Liberation Sans2" fo:font-size="12pt" style:font-size-asian="12pt" style:font-size-complex="12pt"/>
    </style:style>
    <style:style style:name="T80" style:family="text">
      <style:text-properties fo:color="#ce181e" loext:opacity="100%" style:font-name="Liberation Mono" fo:font-size="14pt" fo:language="en" fo:country="US" fo:font-weight="bold" style:font-size-asian="14pt" style:font-weight-asian="bold" style:font-size-complex="14pt" style:font-weight-complex="bold"/>
    </style:style>
    <style:style style:name="T8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006699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83" style:family="text">
      <style:text-properties fo:color="#006699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84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85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86" style:family="text">
      <style:text-properties fo:color="#ce181e" loext:opacity="100%" style:font-name="Liberation Mono" fo:font-size="12pt" fo:language="en" fo:country="US" fo:font-weight="bold" style:font-size-asian="12pt" style:font-weight-asian="bold" style:font-size-complex="12pt" style:font-weight-complex="bold"/>
    </style:style>
    <style:style style:name="T87" style:family="text">
      <style:text-properties fo:color="#006699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006699" loext:opacity="100%" style:font-name="Liberation Mono" fo:font-size="12pt" fo:language="en" fo:country="US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93" style:family="text">
      <style:text-properties fo:color="#ce181e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94" style:family="text">
      <style:text-properties fo:color="#ce181e" loext:opacity="100%" style:font-name="Liberation Mono" fo:font-size="12pt" fo:language="en" fo:country="US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9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6699" loext:opacity="100%" style:font-name="Liberation Mono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color="#006699" loext:opacity="100%" style:font-name="Liberation Mono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103" style:family="text">
      <style:text-properties fo:color="#006699" loext:opacity="100%" style:font-name="Liberation Mono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0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color="#006699" loext:opacity="100%" style:font-name="Liberation Mono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07" style:family="text">
      <style:text-properties fo:color="#000066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8" style:family="text">
      <style:text-properties fo:color="#006699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109" style:family="text">
      <style:text-properties fo:color="#ffffff" loext:opacity="100%" style:text-outline="false" style:font-name="Liberation Sans2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10" style:family="text">
      <style:text-properties fo:color="#006699" loext:opacity="100%" style:text-outline="false" style:font-name="Liberation Sans2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11" style:family="text">
      <style:text-properties fo:color="#006699" loext:opacity="100%" style:text-outline="false" style:font-name="Liberation Mono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12" style:family="text">
      <style:text-properties fo:color="#006699" loext:opacity="100%" style:font-name="Liberation Sans2" fo:font-size="15pt" fo:language="en" fo:country="US" fo:font-weight="normal" style:font-size-asian="15pt" style:font-weight-asian="normal" style:font-size-complex="15pt" style:font-weight-complex="normal"/>
    </style:style>
    <style:style style:name="T11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16" style:family="text">
      <style:text-properties fo:color="#006699" loext:opacity="100%" style:font-name="Liberation Mono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7" style:family="text">
      <style:text-properties fo:color="#006699" loext:opacity="100%" style:font-name="Liberation Mono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18" style:family="text">
      <style:text-properties fo:color="#006699" loext:opacity="100%" style:font-name="Liberation Mono" fo:font-size="15pt" fo:language="en" fo:country="US" fo:font-weight="normal" style:font-name-asian="Liberation Mono" style:font-size-asian="15pt" style:font-weight-asian="normal" style:font-name-complex="Liberation Mono" style:font-size-complex="15pt" style:font-weight-complex="normal"/>
    </style:style>
    <style:style style:name="T119" style:family="text">
      <style:text-properties fo:color="#006699" loext:opacity="100%" style:font-name="Liberation Mono" fo:font-size="15pt" fo:language="en" fo:country="US" style:font-size-asian="15pt" style:font-size-complex="15pt"/>
    </style:style>
    <style:style style:name="T120" style:family="text">
      <style:text-properties fo:color="#ce181e" loext:opacity="100%" style:font-name="Liberation Mono" fo:font-size="15pt" fo:language="en" fo:country="US" style:font-size-asian="15pt" style:font-size-complex="15pt"/>
    </style:style>
    <style:style style:name="T121" style:family="text">
      <style:text-properties fo:color="#006699" loext:opacity="100%" style:font-name="Liberation Sans2" fo:font-size="18pt" fo:language="en" fo:country="US" fo:font-weight="normal" style:font-size-asian="18pt" style:font-weight-asian="normal" style:font-size-complex="18pt" style:font-weight-complex="normal"/>
    </style:style>
    <style:style style:name="T12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25" style:family="text">
      <style:text-properties fo:color="#006699" loext:opacity="100%" style:font-name="Liberation Mono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6" style:family="text">
      <style:text-properties fo:color="#006699" loext:opacity="100%" style:font-name="Liberation Mono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27" style:family="text">
      <style:text-properties fo:color="#ce181e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128" style:family="text">
      <style:text-properties fo:color="#ce181e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31" style:family="text">
      <style:text-properties fo:color="#ce181e" loext:opacity="100%" style:font-name="Liberation Mono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2" style:family="text">
      <style:text-properties fo:color="#006699" loext:opacity="100%" style:font-name="Liberation Sans2" fo:font-size="16pt" fo:language="en" fo:country="US" style:font-size-asian="16pt" style:font-size-complex="16pt"/>
    </style:style>
    <style:style style:name="T133" style:family="text">
      <style:text-properties fo:color="#006699" loext:opacity="100%" style:font-name="Liberation Mono" fo:font-size="16pt" fo:language="en" fo:country="US" style:font-size-asian="16pt" style:font-size-complex="16pt"/>
    </style:style>
    <style:style style:name="T134" style:family="text">
      <style:text-properties fo:color="#006699" loext:opacity="100%" style:font-name="Liberation Mono" fo:font-size="16pt" fo:language="en" fo:country="US" fo:font-style="italic" style:font-size-asian="16pt" style:font-style-asian="italic" style:font-size-complex="16pt" style:font-style-complex="italic"/>
    </style:style>
    <style:style style:name="T13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137" style:family="text">
      <style:text-properties fo:color="#006699" loext:opacity="100%" fo:font-size="22pt" fo:language="en" fo:country="US" fo:font-weight="normal" style:font-size-asian="22pt" style:font-weight-asian="normal" style:font-size-complex="22pt" style:font-weight-complex="normal"/>
    </style:style>
    <style:style style:name="T138" style:family="text">
      <style:text-properties fo:color="#006699" loext:opacity="100%" fo:font-size="18pt" fo:language="en" fo:country="US" fo:font-weight="normal" style:font-size-asian="18pt" style:font-weight-asian="normal" style:font-size-complex="18pt" style:font-weight-complex="normal"/>
    </style:style>
    <style:style style:name="T139" style:family="text">
      <style:text-properties fo:color="#006699" loext:opacity="100%" style:font-name="Liberation Sans2" fo:font-size="22pt" fo:language="en" fo:country="US" fo:font-weight="normal" style:font-size-asian="22pt" style:font-weight-asian="normal" style:font-size-complex="22pt" style:font-weight-complex="normal"/>
    </style:style>
    <style:style style:name="T14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color="#ffffff" loext:opacity="100%" style:text-outline="false" style:font-name="Liberation Sans2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43" style:family="text">
      <style:text-properties fo:color="#ffffff" loext:opacity="100%" style:text-outline="false" style:font-name="Liberation Sans2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44" style:family="text">
      <style:text-properties fo:color="#ffffff" loext:opacity="100%" style:text-outline="false" style:font-name="Liberation Sans4" fo:font-size="28pt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46" style:family="text">
      <style:text-properties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49" style:family="text">
      <style:text-properties fo:color="#007d9c" loext:opacity="100%" fo:font-size="11pt" style:font-size-asian="11pt" style:font-size-complex="11pt"/>
    </style:style>
    <style:style style:name="T150" style:family="text">
      <style:text-properties fo:color="#ffffff" loext:opacity="100%" style:font-name="Liberation Sans2" fo:font-size="80pt" fo:language="en" fo:country="US" fo:font-weight="normal" style:font-size-asian="80pt" style:font-weight-asian="normal" style:font-size-complex="80pt" style:font-weight-complex="normal"/>
    </style:style>
    <style:style style:name="T151" style:family="text">
      <style:text-properties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Идиомы. У</text:span><text:span text:style-name="T13">правляющие конструкции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IDE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3.1cm" svg:x="0.6cm" svg:y="2.1cm">
          <draw:text-box>
            <text:p text:style-name="P13"><text:span text:style-name="T19">Definition. Creators. Chronology. </text:span></text:p>
            <text:p text:style-name="P13"><text:span text:style-name="T19">Usage. Popularity. Indexes.</text:span></text:p>
            <text:p text:style-name="P13"><text:span text:style-name="T19"/></text:p>
            <text:p text:style-name="P13"><text:span text:style-name="T19">Peculiarities.</text:span></text:p>
            <text:p text:style-name="P13"><text:span text:style-name="T19">Installation. Sample. Compile &amp; run.</text:span></text:p>
            <text:p text:style-name="P13"><text:span text:style-name="T19"/></text:p>
            <text:p text:style-name="P13"><text:span text:style-name="T19">Syntax. Style, naming conventions. Idioms.</text:span></text:p>
            <text:p text:style-name="P13"><text:span text:style-name="T19">Control structures.</text:span></text:p>
            <text:p text:style-name="P13"><text:span text:style-name="T19"/></text:p>
            <text:p text:style-name="P13"><text:span text:style-name="T19">Data types:</text:span></text:p>
            <text:p text:style-name="P13"><text:span text:style-name="T20"><text:tab/></text:span><text:span text:style-name="T19">Basic types: include numbers, strings, booleans. Numbers: integer, float, complex</text:span></text:p>
            <text:p text:style-name="P13"><text:span text:style-name="T20"><text:tab/></text:span><text:span text:style-name="T20">Aggregate types: arrays, structs. Reference types: pointers, slices, maps, functions, channels.</text:span></text:p>
            <text:p text:style-name="P13"><text:span text:style-name="T20"><text:tab/></text:span><text:span text:style-name="T20">Interface types: any.</text:span></text:p>
            <text:p text:style-name="P13"><text:span text:style-name="T20"><text:tab/></text:span><text:span text:style-name="T20">Generics.</text:span></text:p>
            <text:p text:style-name="P13"><text:span text:style-name="T19"/></text:p>
            <text:p text:style-name="P13"><text:span text:style-name="T19">Functions. Methods. Packages. Modules.</text:span></text:p>
            <text:p text:style-name="P13"><text:span text:style-name="T19"/></text:p>
            <text:p text:style-name="P13"><text:span text:style-name="T19">Input/output: files &amp; network.</text:span></text:p>
            <text:p text:style-name="P13"><text:span text:style-name="T19"/></text:p>
            <text:p text:style-name="P13"><text:span text:style-name="T19">Parallelism. CSP (communicating sequential processes). Goroutines. Channels</text:span></text:p>
            <text:p text:style-name="P13"><text:span text:style-name="T19"/></text:p>
            <text:p text:style-name="P13"><text:span text:style-name="T19">Instruments. Go command. IDE.</text:span></text:p>
            <text:p text:style-name="P13"><text:span text:style-name="T19"/></text:p>
            <text:p text:style-name="P13"><text:span text:style-name="T19">Применение:</text:span></text:p>
            <text:p text:style-name="P13"><text:span text:style-name="T19"><text:tab/></text:span><text:span text:style-name="T19">TinyGo. WASM. GopherJS.</text:span></text:p>
            <text:p text:style-name="P13"><text:span text:style-name="T19"><text:tab/></text:span><text:span text:style-name="T19">Go @ SBC &amp; MCU. Go @ Lego Mindstorms EV3</text:span></text:p>
            <text:p text:style-name="P13"><text:span text:style-name="T19"><text:tab/></text:span><text:span text:style-name="T19">Go Mobile. Android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1">Go = </text:span><text:span text:style-name="T22">"</text:span><text:span text:style-name="T23">C for the 21st </text:span><text:span text:style-name="T22">century</text:span><text:span text:style-name="T24">"</text:span></text:p>
          </draw:text-box>
        </draw:frame>
        <draw:frame draw:style-name="gr14" draw:text-style-name="P21" draw:layer="layout" svg:width="26.8cm" svg:height="13.1cm" svg:x="0.6cm" svg:y="2.1cm">
          <draw:text-box>
            <text:p text:style-name="P20"><text:span text:style-name="T25">Go</text:span><text:span text:style-name="T26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7">(в виде “родных” исполняемых файлов), легко осваиваемый, с многочисленными надёжными библиотеками.</text:span></text:p>
            <text:p text:style-name="P13"><text:span text:style-name="T27"/></text:p>
            <text:p text:style-name="P13"><text:span text:style-name="T28">Проектировщики</text:span><text:span text:style-name="T27">:</text:span></text:p>
            <text:p text:style-name="P13"><text:span text:style-name="T29"><text:tab/></text:span><text:span text:style-name="T29">Robert Griesemer </text:span><text:span text:style-name="T30">(разработчик V8 JS engine, Java HotSpot VM, Sawzall; </text:span><text:span text:style-name="T31">его учитель – Niklaus Wirth)</text:span></text:p>
            <text:p text:style-name="P13"><text:span text:style-name="T32"><text:tab/></text:span><text:span text:style-name="T32">Rob Pike <text:s text:c="14"/></text:span><text:span text:style-name="T30">(разработчик window system for Unix; Plan 9, Inferno, </text:span><text:span text:style-name="T33">UTF-8, языка Sawzall)</text:span></text:p>
            <text:p text:style-name="P13"><text:span text:style-name="T27"><text:tab/></text:span><text:span text:style-name="T27">Ken Thompson <text:s text:c="4"/></text:span><text:span text:style-name="T33">(разработчик Unix, C, grep, ed, Plan 9, Inferno, UTF-8)</text:span></text:p>
            <text:p text:style-name="P13"><text:span text:style-name="T28">Разработчики</text:span><text:span text:style-name="T27">:</text:span></text:p>
            <text:p text:style-name="P13"><text:span text:style-name="T27"><text:tab/></text:span><text:span text:style-name="T27">Команда в Google + community.</text:span></text:p>
            <text:p text:style-name="P20"><text:span text:style-name="T26"/></text:p>
            <text:p text:style-name="P20"><text:span text:style-name="T26">Цель: </text:span><text:span text:style-name="T34">система программирования</text:span><text:span text:style-name="T26"> для </text:span><text:span text:style-name="T32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20"><text:span text:style-name="T32"/></text:p>
            <text:p text:style-name="P20"><text:span text:style-name="T32">На проектирование Go </text:span><text:span text:style-name="T35">повлияли языки</text:span><text:span text:style-name="T32"> </text:span><text:span text:style-name="T36">C, Oberon-2, Active Oberon, Oberon, Modula-2, Modula, Pascal, Alef, Newsqueak, Squeak, CSP, Smalltalk, Limbo,</text:span><text:span text:style-name="T37"> APL, BCPL, occam.</text:span><text:span text:style-name="T38"> </text:span></text:p>
            <text:p text:style-name="P20"><text:span text:style-name="T38"/></text:p>
            <text:p text:style-name="P20"><text:span text:style-name="T39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40">современным требованиям.</text:span></text:p>
          </draw:text-box>
        </draw:frame>
        <draw:custom-shape draw:style-name="gr15" draw:text-style-name="P22" draw:layer="layout" svg:width="3.19cm" svg:height="2.5cm" svg:x="24.21cm" svg:y="3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6" draw:text-style-name="P18" draw:layer="layout" svg:width="26.8cm" svg:height="13.103cm" svg:x="0.6cm" svg:y="2.1cm">
          <draw:text-box>
            <text:p text:style-name="P13"><text:span text:style-name="T19">Минимум синтаксических конструкций.</text:span></text:p>
            <text:p text:style-name="P13"><text:span text:style-name="T19">Каждое утверждение (statement) начинается с ключевого слова.</text:span></text:p>
            <text:p text:style-name="P13"><text:span text:style-name="T19"/></text:p>
            <text:p text:style-name="P13"><text:span text:style-name="T19">В языке нет исключений (exceptions).</text:span></text:p>
            <text:p text:style-name="P13"><text:span text:style-name="T19">Нет классов, но есть интерфейсы, и для типов данных можно определять методы.</text:span></text:p>
            <text:p text:style-name="P13"><text:span text:style-name="T41">defer</text:span><text:span text:style-name="T19"> ~ отложенное исполнение функции: появилось в Go</text:span></text:p>
            <text:p text:style-name="P13"><text:span text:style-name="T19"/></text:p>
            <text:p text:style-name="P13"><text:span text:style-name="T41">;</text:span><text:span text:style-name="T19"> служит переводом строки (line feed)</text:span></text:p>
            <text:p text:style-name="P13"><text:span text:style-name="T41">,</text:span><text:span text:style-name="T19"> запятая иногда обязательна в конце строки!</text:span></text:p>
            <text:p text:style-name="P13"><text:span text:style-name="T42">_</text:span><text:span text:style-name="T20"> “пустая переменная</text:span><text:span text:style-name="T19">“ (blank identifier) для игнорирования значения</text:span></text:p>
            <text:p text:style-name="P13"><text:span text:style-name="T43">:=</text:span><text:span text:style-name="T19"> простое объявление (with inferred type) и инициализация переменной</text:span></text:p>
            <text:p text:style-name="P13"><text:span text:style-name="T19"/></text:p>
            <text:p text:style-name="P13"><text:span text:style-name="T19">Имена с заглавной буквы (Capitalized) экспортируются (видны вне пакета)</text:span></text:p>
            <text:p text:style-name="P13"><text:span text:style-name="T19"/></text:p>
            <text:p text:style-name="P13"><text:span text:style-name="T19">Функции: Multiple return values. Named return values. Bare return.</text:span></text:p>
            <text:p text:style-name="P13"><text:span text:style-name="T41">func init() { }</text:span><text:span text:style-name="T19"> // инициализирующие функции в файлах пакета</text:span></text:p>
            <text:p text:style-name="P13"><text:span text:style-name="T19"/></text:p>
            <text:p text:style-name="P13"><text:span text:style-name="T19">Безтиповые константы (untyped constants).</text:span></text:p>
            <text:p text:style-name="P13"><text:span text:style-name="T41">rune</text:span><text:span text:style-name="T19"> // тип данных для ”символа” (code point) в кодировке UTF-8</text:span></text:p>
            <text:p text:style-name="P13"><text:span text:style-name="T41">iota</text:span><text:span text:style-name="T19"> // перечисление (enumerator) именоыванных целых значений</text:span></text:p>
            <text:p text:style-name="P13"><text:span text:style-name="T19"/></text:p>
            <text:p text:style-name="P13"><text:span text:style-name="T19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становка</text:span></text:p>
          </draw:text-box>
        </draw:frame>
        <draw:frame draw:style-name="gr17" draw:text-style-name="P23" draw:layer="layout" svg:width="26.8cm" svg:height="13.1cm" svg:x="0.6cm" svg:y="2.1cm">
          <draw:text-box>
            <text:p text:style-name="P20"><text:span text:style-name="T45">Реализации</text:span><text:span text:style-name="T46">:</text:span></text:p>
            <text:p text:style-name="P20"><text:span text:style-name="T46"><text:tab/></text:span><text:span text:style-name="T46">1. Официальный компилятор (Google) для операционных систем AIX, Android, *BSD, iOS, Linux, macOS, Plan 9, </text:span><text:span text:style-name="T47">Solaris, Windows (на разных аппаратных архитектурах) и для WebAssembly (WASM).</text:span></text:p>
            <text:p text:style-name="P20"><text:span text:style-name="T46"><text:tab/></text:span><text:span text:style-name="T46">2. gofrontend + libgo для </text:span><text:span text:style-name="T47">GCC и других компиляторов.</text:span></text:p>
            <text:p text:style-name="P20"><text:span text:style-name="T47"><text:tab/></text:span><text:span text:style-name="T47">3. </text:span><text:span text:style-name="T48">TinyGo</text:span><text:span text:style-name="T47"> для embedded systems и WebAssembly.</text:span></text:p>
            <text:p text:style-name="P20"><text:span text:style-name="T47"><text:tab/></text:span><text:span text:style-name="T47">4. </text:span><text:span text:style-name="T48">GopherJS</text:span><text:span text:style-name="T47"> – кросс-компилятор из Go в JavaScript.</text:span></text:p>
            <text:p text:style-name="P20"><text:span text:style-name="T47"/></text:p>
            <text:p text:style-name="P20"><text:span text:style-name="T47">Поддерживаются </text:span><text:span text:style-name="T48">архитектуры</text:span><text:span text:style-name="T47"> i386, amd64, ARM, RISC-V, MIPS, ppc64, …</text:span></text:p>
            <text:p text:style-name="P20"><text:span text:style-name="T49"><text:tab/></text:span><text:span text:style-name="T49"><text:tab/></text:span><text:span text:style-name="T49">go tool dist list</text:span></text:p>
            <text:p text:style-name="P20"><text:span text:style-name="T50"/></text:p>
            <text:p text:style-name="P20"><text:span text:style-name="T45">Установка</text:span><text:span text:style-name="T46"> (описание </text:span><text:span text:style-name="T51">https://golang.org/doc/install</text:span><text:span text:style-name="T52">):</text:span></text:p>
            <text:p text:style-name="P20"><text:span text:style-name="T50"><text:tab/></text:span><text:span text:style-name="T50"><text:tab/></text:span><text:span text:style-name="T49">sudo apt-get install golang</text:span></text:p>
            <text:p text:style-name="P20"><text:span text:style-name="T53"/></text:p>
            <text:p text:style-name="P20"><text:span text:style-name="T53"/></text:p>
            <text:p text:style-name="P20"><text:span text:style-name="T52">The Go </text:span><text:span text:style-name="T53">Playground</text:span><text:span text:style-name="T52"> ~ интерактивное выполнение программ в браузере:</text:span></text:p>
            <text:p text:style-name="P20"><text:span text:style-name="T54"><text:tab/></text:span><text:span text:style-name="T54"><text:tab/></text:span><text:span text:style-name="T55">https://</text:span><text:span text:style-name="T56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становка нескольких версий GO параллельно</text:span></text:p>
          </draw:text-box>
        </draw:frame>
        <draw:frame draw:style-name="gr18" draw:text-style-name="P21" draw:layer="layout" svg:width="26.8cm" svg:height="13.1cm" svg:x="0.6cm" svg:y="2.1cm">
          <draw:text-box>
            <text:p text:style-name="P20"><text:span text:style-name="T57">Иногда нужно установить старые версии Go <text:s text:c="3"/># </text:span><text:span text:style-name="T58"><text:a xlink:href="https://go.dev/doc/manage-install" xlink:type="simple">https://go.dev/doc/manage-install</text:a></text:span></text:p>
            <text:p text:style-name="P20"><text:span text:style-name="T57">Они устанавливаются в </text:span><text:span text:style-name="T58">~/sdk</text:span></text:p>
          </draw:text-box>
        </draw:frame>
        <draw:frame draw:style-name="gr19" draw:text-style-name="P24" draw:layer="layout" svg:width="26.4cm" svg:height="11.245cm" svg:x="0.8cm" svg:y="3.882cm">
          <draw:text-box>
            <text:p><text:span text:style-name="T59">$ go install golang.org/dl/go</text:span><text:span text:style-name="T60">1.10.7</text:span><text:span text:style-name="T59">@latest</text:span></text:p>
            <text:p text:style-name="P13"><text:span text:style-name="T59">$ go1.10.7 download</text:span></text:p>
            <text:p text:style-name="P13"><text:span text:style-name="T59">Downloaded <text:s text:c="2"/>0.0% ( <text:s text:c="3"/>3124 / 92421167 bytes) ...</text:span></text:p>
            <text:p text:style-name="P13"><text:span text:style-name="T59">Downloaded <text:s/>12.0% (11091888 / 92421167 bytes) ...</text:span></text:p>
            <text:p text:style-name="P13"><text:span text:style-name="T59">Downloaded <text:s/>32.0% (29540128 / 92421167 bytes) ...</text:span></text:p>
            <text:p text:style-name="P13"><text:span text:style-name="T59">Downloaded <text:s/>48.8% (45104240 / 92421167 bytes) ...</text:span></text:p>
            <text:p text:style-name="P13"><text:span text:style-name="T59">Downloaded <text:s/>64.5% (59588160 / 92421167 bytes) ...</text:span></text:p>
            <text:p text:style-name="P13"><text:span text:style-name="T59">Downloaded <text:s/>77.7% (71810528 / 92421167 bytes) ...</text:span></text:p>
            <text:p text:style-name="P13"><text:span text:style-name="T59">Downloaded <text:s/>84.0% (77610416 / 92421167 bytes) ...</text:span></text:p>
            <text:p text:style-name="P13"><text:span text:style-name="T59">Downloaded <text:s/>91.1% (84196736 / 92421167 bytes) ...</text:span></text:p>
            <text:p text:style-name="P13"><text:span text:style-name="T59">Downloaded <text:s/>97.7% (90340688 / 92421167 bytes) ...</text:span></text:p>
            <text:p text:style-name="P13"><text:span text:style-name="T59">Downloaded 100.0% (92421167 / 92421167 bytes)</text:span></text:p>
            <text:p text:style-name="P13"><text:span text:style-name="T59">Unpacking /home/t4503/sdk/go</text:span><text:span text:style-name="T60">1.10.7</text:span><text:span text:style-name="T59">/go</text:span><text:span text:style-name="T60">1.10.7</text:span><text:span text:style-name="T59">.linux-amd64.tar.gz ...</text:span></text:p>
            <text:p text:style-name="P13"><text:span text:style-name="T59">Success. You may now run 'go</text:span><text:span text:style-name="T60">1.10.7</text:span><text:span text:style-name="T59">'</text:span></text:p>
            <text:p text:style-name="P13"><text:span text:style-name="T59">$ go</text:span><text:span text:style-name="T60">1.10.7</text:span><text:span text:style-name="T59"> version</text:span></text:p>
            <text:p text:style-name="P13"><text:span text:style-name="T59">go version go</text:span><text:span text:style-name="T60">1.10.7</text:span><text:span text:style-name="T59"> linux/amd64</text:span></text:p>
            <text:p text:style-name="P13"><text:span text:style-name="T59">$ go</text:span><text:span text:style-name="T60">1.10.7</text:span><text:span text:style-name="T59"> env GOROOT</text:span></text:p>
            <text:p text:style-name="P13"><text:span text:style-name="T59">/home/gopher/sdk/go</text:span><text:span text:style-name="T60">1.10.7</text:span></text:p>
            <text:p text:style-name="P13"><text:span text:style-name="T59"/></text:p>
            <text:p text:style-name="P13"><text:span text:style-name="T61">$ go env GOROOT</text:span></text:p>
            <text:p text:style-name="P13"><text:span text:style-name="T61">/usr/local/go</text:span></text:p>
            <text:p text:style-name="P13"><text:span text:style-name="T61">$ go version</text:span></text:p>
            <text:p text:style-name="P13"><text:span text:style-name="T61">go version go1.23.4 linux/amd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 </text:span><text:span text:style-name="T62">с приветом</text:span></text:p>
          </draw:text-box>
        </draw:frame>
        <draw:frame draw:style-name="gr20" draw:text-style-name="P25" draw:layer="layout" svg:width="26.8cm" svg:height="8.682cm" svg:x="0.6cm" svg:y="2.1cm">
          <draw:text-box>
            <text:p text:style-name="P13"><text:span text:style-name="T63">package main <text:s text:c="20"/>// все программы принадлежат к своему пакету</text:span></text:p>
            <text:p text:style-name="P13"><text:span text:style-name="T64">import ( <text:s text:c="24"/></text:span><text:span text:style-name="T63">// подключить...</text:span></text:p>
            <text:p text:style-name="P13"><text:span text:style-name="T63"><text:s text:c="2"/></text:span><text:span text:style-name="T63">"fmt" <text:s text:c="25"/>// ... пакет форматированного вывода</text:span></text:p>
            <text:p text:style-name="P13"><text:span text:style-name="T64"><text:s text:c="2"/></text:span><text:span text:style-name="T63">"os" <text:s text:c="26"/>// ... и взаимодействия с OS</text:span></text:p>
            <text:p text:style-name="P13"><text:span text:style-name="T63">)</text:span></text:p>
            <text:p text:style-name="P13"><text:span text:style-name="T64">const world = "</text:span><text:span text:style-name="T64">世界</text:span><text:span text:style-name="T64">" <text:s text:c="12"/></text:span><text:span text:style-name="T63">// UTF-8 для исходного кода и литералов</text:span></text:p>
            <text:p text:style-name="P13"><text:span text:style-name="T65"/></text:p>
            <text:p text:style-name="P13"><text:span text:style-name="T63">func main() { <text:s text:c="19"/>// с main() начинается выполнение программы</text:span></text:p>
            <text:p text:style-name="P13"><text:span text:style-name="T64"><text:s text:c="2"/></text:span><text:span text:style-name="T64">var s string = world <text:s text:c="10"/>// var </text:span><text:span text:style-name="T66">переменная тип = значение</text:span></text:p>
            <text:p text:style-name="P13"><text:span text:style-name="T64"><text:s text:c="33"/></text:span><text:span text:style-name="T64">// len() - встроенная функция определения размера </text:span></text:p>
            <text:p text:style-name="P13"><text:span text:style-name="T64"><text:s text:c="2"/></text:span><text:span text:style-name="T64">if len(os.Args) &gt; 1 { <text:s text:c="9"/>// в os.Args[0] – имя программы</text:span></text:p>
            <text:p text:style-name="P13"><text:span text:style-name="T64"><text:s text:c="4"/></text:span><text:span text:style-name="T64">s = os.Args[1] <text:s text:c="14"/>// имена с заглавной буквы экспортируются</text:span></text:p>
            <text:p text:style-name="P13"><text:span text:style-name="T64"><text:s text:c="2"/></text:span><text:span text:style-name="T64">}</text:span></text:p>
            <text:p text:style-name="P13"><text:span text:style-name="T63"><text:s text:c="2"/></text:span><text:span text:style-name="T63">fmt.Printf("Привет, %s!\n", s) // вызов функции из импортированного пакета</text:span></text:p>
            <text:p text:style-name="P13"><text:span text:style-name="T63">} <text:s text:c="30"/></text:span></text:p>
          </draw:text-box>
        </draw:frame>
        <draw:frame draw:style-name="gr21" draw:text-style-name="P26" draw:layer="layout" svg:width="26.4cm" svg:height="4.418cm" svg:x="0.8cm" svg:y="10.782cm">
          <draw:text-box>
            <text:p><text:span text:style-name="T67">$ go run helloWorld.go</text:span></text:p>
            <text:p><text:span text:style-name="T67">Привет, </text:span><text:span text:style-name="T67">世界</text:span><text:span text:style-name="T67">!</text:span></text:p>
            <text:p text:style-name="P13"><text:span text:style-name="T67">$ go build helloWorld.go</text:span></text:p>
            <text:p text:style-name="P13"><text:span text:style-name="T59">$ ./helloWorld</text:span><text:span text:style-name="T67"> мир</text:span></text:p>
            <text:p text:style-name="P13"><text:span text:style-name="T67">Привет, мир!</text:span></text:p>
            <text:p text:style-name="P13"><text:span text:style-name="T59">$ </text:span><text:span text:style-name="T68">GOOS=windows GOARCH=amd64</text:span><text:span text:style-name="T59"> </text:span><text:span text:style-name="T67">go build helloWorld.go</text:span></text:p>
            <text:p text:style-name="P13"><text:span text:style-name="T59">$ ls </text:span><text:span text:style-name="T67">helloWorld*</text:span></text:p>
            <text:p text:style-name="P13"><text:span text:style-name="T69">helloWorld helloWorld.exe</text:span><text:span text:style-name="T59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: </text:span><text:span text:style-name="T62">web-server</text:span></text:p>
          </draw:text-box>
        </draw:frame>
        <draw:frame draw:style-name="gr22" draw:text-style-name="P28" draw:layer="layout" svg:width="26.8cm" svg:height="12.974cm" svg:x="0.6cm" svg:y="2.1cm">
          <draw:text-box>
            <text:p text:style-name="P27"><text:span text:style-name="T70">package main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на основе примера, который привёл Rob Pike</text:span></text:p>
            <text:p text:style-name="P13"><text:span text:style-name="T70"/></text:p>
            <text:p text:style-name="P13"><text:span text:style-name="T70">import (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импортировать пакеты:</text:span></text:p>
            <text:p text:style-name="P13"><text:span text:style-name="T70"><text:tab/></text:span><text:span text:style-name="T70">"fmt" <text:s text:c="5"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форматированная печать</text:span></text:p>
            <text:p text:style-name="P13"><text:span text:style-name="T70"><text:tab/></text:span><text:span text:style-name="T70">"log" <text:s text:c="5"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протоколирование</text:span></text:p>
            <text:p text:style-name="P13"><text:span text:style-name="T70"><text:tab/></text:span><text:span text:style-name="T70">"net/http" 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сетевая магия – в этом пакете</text:span></text:p>
            <text:p text:style-name="P13"><text:span text:style-name="T70">)</text:span></text:p>
            <text:p text:style-name="P13"><text:span text:style-name="T70"/></text:p>
            <text:p text:style-name="P13"><text:span text:style-name="T70"><text:s text:c="23"/></text:span><text:span text:style-name="T70">// во всех идентификаторах можно использовать символы UTF-8</text:span></text:p>
            <text:p text:style-name="P13"><text:span text:style-name="T70">func </text:span><text:span text:style-name="T71">こんにちは</text:span><text:span text:style-name="T71">Мир</text:span><text:span text:style-name="T70">(w http.</text:span><text:span text:style-name="T72">ResponseWriter</text:span><text:span text:style-name="T70">, req *http.</text:span><text:span text:style-name="T72">Request</text:span><text:span text:style-name="T70">) {</text:span></text:p>
            <text:p text:style-name="P13"><text:span text:style-name="T70"><text:tab/></text:span><text:span text:style-name="T70">fmt.Fprintf(w, "Привет, мир!!!\n") <text:s text:c="11"/>// вывод ответа прямо в сеть 8-)</text:span></text:p>
            <text:p text:style-name="P13"><text:span text:style-name="T70">}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 <text:s text:c="2"/>// точнее: в любой Writer</text:span></text:p>
            <text:p text:style-name="P13"><text:span text:style-name="T70"/></text:p>
            <text:p text:style-name="P13"><text:span text:style-name="T70">func main() { <text:s text:c="49"/></text:span></text:p>
            <text:p text:style-name="P13"><text:span text:style-name="T70"><text:tab/></text:span><text:span text:style-name="T70">http.HandleFunc("/", </text:span><text:span text:style-name="T71">こんにちは</text:span><text:span text:style-name="T71">Мир</text:span><text:span text:style-name="T70">) <text:s text:c="11"/>// подключить функцию-обработчик</text:span></text:p>
            <text:p text:style-name="P13"><text:span text:style-name="T70"><text:tab/></text:span><text:span text:style-name="T70">err := http.</text:span><text:span text:style-name="T72">ListenAndServe</text:span><text:span text:style-name="T70">("localhost:12345", nil) <text:s text:c="3"/>// слушать порт на хосте</text:span></text:p>
            <text:p text:style-name="P13"><text:span text:style-name="T70"><text:tab/></text:span><text:span text:style-name="T70">if err != nil { <text:s text:c="38"/>// обработать ошибку</text:span></text:p>
            <text:p text:style-name="P13"><text:span text:style-name="T70"><text:tab/></text:span><text:span text:style-name="T70"><text:tab/></text:span><text:span text:style-name="T70">log.Fatal("ListenAndServe: ", err) <text:s text:c="15"/>// записать в протокол</text:span></text:p>
            <text:p text:style-name="P13"><text:span text:style-name="T70"><text:tab/></text:span><text:span text:style-name="T70">} <text:s text:c="52"/></text:span></text:p>
            <text:p text:style-name="P13"><text:span text:style-name="T73">} <text:s text:c="56"/></text:span><text:span text:style-name="T70">// бесконечный цикл</text:span></text:p>
            <text:p text:style-name="P13"><text:span text:style-name="T73">// аргумент nil означает, что надо использовать </text:span><text:span text:style-name="T70">HandleFunc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: </text:span><text:span text:style-name="T62">кириллица</text:span></text:p>
          </draw:text-box>
        </draw:frame>
        <draw:frame draw:style-name="gr23" draw:text-style-name="P28" draw:layer="layout" svg:width="26.8cm" svg:height="12.974cm" svg:x="0.6cm" svg:y="2.1cm">
          <draw:text-box>
            <text:p text:style-name="P27"><text:span text:style-name="T70">package main</text:span></text:p>
            <text:p text:style-name="P27"><text:span text:style-name="T70">import (</text:span></text:p>
            <text:p text:style-name="P27"><text:span text:style-name="T70"><text:tab/></text:span><text:span text:style-name="T70">"fmt"</text:span></text:p>
            <text:p text:style-name="P27"><text:span text:style-name="T70"><text:tab/></text:span><text:span text:style-name="T70">"time"</text:span></text:p>
            <text:p text:style-name="P27"><text:span text:style-name="T70">)</text:span></text:p>
            <text:p text:style-name="P27"><text:span text:style-name="T70">const </text:span><text:span text:style-name="T71">Вопрос</text:span><text:span text:style-name="T70"> = "Главный вопрос жизни, вселенной и вообще"</text:span></text:p>
            <text:p text:style-name="P27"><text:span text:style-name="T70"/></text:p>
            <text:p text:style-name="P27"><text:span text:style-name="T70">func </text:span><text:span text:style-name="T71">Мыслитель</text:span><text:span text:style-name="T70">(</text:span><text:span text:style-name="T71">вопрос</text:span><text:span text:style-name="T70"> string) int {</text:span></text:p>
            <text:p text:style-name="P27"><text:span text:style-name="T70"><text:tab/></text:span><text:span text:style-name="T70">const </text:span><text:span text:style-name="T71">Ответ</text:span><text:span text:style-name="T70"> = 42</text:span></text:p>
            <text:p text:style-name="P27"><text:span text:style-name="T70"><text:tab/></text:span><text:span text:style-name="T70">return </text:span><text:span text:style-name="T71">Ответ</text:span></text:p>
            <text:p text:style-name="P27"><text:span text:style-name="T70">}</text:span></text:p>
            <text:p text:style-name="P27"><text:span text:style-name="T70"/></text:p>
            <text:p text:style-name="P27"><text:span text:style-name="T70">func main() {</text:span></text:p>
            <text:p text:style-name="P27"><text:span text:style-name="T70"><text:tab/></text:span><text:span text:style-name="T70">var </text:span><text:span text:style-name="T71">время_работы</text:span><text:span text:style-name="T70"> = 7_500_000</text:span></text:p>
            <text:p text:style-name="P27"><text:span text:style-name="T70"><text:tab/></text:span><text:span text:style-name="T71">окончание</text:span><text:span text:style-name="T70"> := time.Now()</text:span></text:p>
            <text:p text:style-name="P27"><text:span text:style-name="T73"><text:tab/></text:span><text:span text:style-name="T74">начало</text:span><text:span text:style-name="T73"> := окончание.AddDate(-</text:span><text:span text:style-name="T74">время_работы</text:span><text:span text:style-name="T73">, 0, 0) // + (годы, месяцы, </text:span><text:span text:style-name="T70">дни)</text:span></text:p>
            <text:p text:style-name="P27"><text:span text:style-name="T70"><text:tab/></text:span><text:span text:style-name="T70">ответ := </text:span><text:span text:style-name="T71">Мыслитель</text:span><text:span text:style-name="T70">(</text:span><text:span text:style-name="T71">Вопрос</text:span><text:span text:style-name="T70">)</text:span></text:p>
            <text:p text:style-name="P27"><text:span text:style-name="T70"><text:tab/></text:span><text:span text:style-name="T70">fmt.Printf(</text:span></text:p>
            <text:p text:style-name="P27"><text:span text:style-name="T70"><text:tab/></text:span><text:span text:style-name="T70"><text:tab/></text:span><text:span text:style-name="T70">"Начав в %v и проработав %v лет, Мыслитель в %v дал ответ: '%v'.\n", </text:span></text:p>
            <text:p text:style-name="P27"><text:span text:style-name="T70"><text:tab/></text:span><text:span text:style-name="T70"> <text:s text:c="3"/></text:span><text:span text:style-name="T71">начало</text:span><text:span text:style-name="T70">, </text:span><text:span text:style-name="T71">время_работы</text:span><text:span text:style-name="T70">, </text:span><text:span text:style-name="T71">окончание</text:span><text:span text:style-name="T70">, </text:span><text:span text:style-name="T71">ответ</text:span><text:span text:style-name="T70">)</text:span></text:p>
            <text:p text:style-name="P27"><text:span text:style-name="T7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Каталоги</text:span></text:p>
          </draw:text-box>
        </draw:frame>
        <draw:frame draw:style-name="gr24" draw:text-style-name="P29" draw:layer="layout" svg:width="26.4cm" svg:height="12.996cm" svg:x="0.8cm" svg:y="2.1cm">
          <draw:text-box>
            <text:p><text:span text:style-name="T75">$ echo $GOPATH</text:span></text:p>
            <text:p><text:span text:style-name="T75">~/go</text:span></text:p>
            <text:p><text:span text:style-name="T75">$ cd $GOPATH/src</text:span></text:p>
            <text:p text:style-name="P13"><text:span text:style-name="T75"/></text:p>
            <text:p><text:span text:style-name="T75">$ mkdir sample &amp;&amp; mkdir sample/module</text:span></text:p>
            <text:p><text:span text:style-name="T75">$ cd sample/module</text:span></text:p>
            <text:p text:style-name="P13"><text:span text:style-name="T76"># Create </text:span><text:span text:style-name="T77">module.go</text:span><text:span text:style-name="T76"> in Go in your favourite source code editor. </text:span></text:p>
            <text:p text:style-name="P13"><text:span text:style-name="T77"/></text:p>
            <text:p text:style-name="P13"><text:span text:style-name="T77">$ cd $GOPATH/src/sample</text:span></text:p>
            <text:p text:style-name="P13"><text:span text:style-name="T76"># Create </text:span><text:span text:style-name="T77">main.go</text:span><text:span text:style-name="T76"> with </text:span><text:span text:style-name="T77">import ( "sample/module"</text:span><text:span text:style-name="T76"> )</text:span></text:p>
            <text:p text:style-name="P13"><text:span text:style-name="T77"/></text:p>
            <text:p text:style-name="P13"><text:span text:style-name="T77">$ go mod init sample</text:span></text:p>
            <text:p text:style-name="P13"><text:span text:style-name="T77">$ go mod edit -replace sample/module=./module</text:span></text:p>
            <text:p text:style-name="P13"><text:span text:style-name="T77"/></text:p>
            <text:p text:style-name="P13"><text:span text:style-name="T75">$ go run main.go</text:span></text:p>
            <text:p text:style-name="P13"><text:span text:style-name="T75"/></text:p>
            <text:p text:style-name="P13"><text:span text:style-name="T75">$ go build main.go</text:span></text:p>
            <text:p text:style-name="P13"><text:span text:style-name="T77">$ ./main</text:span></text:p>
            <text:p text:style-name="P13"><text:span text:style-name="T75"/></text:p>
          </draw:text-box>
        </draw:frame>
        <draw:frame draw:style-name="gr25" draw:text-style-name="P30" draw:layer="layout" svg:width="7.4cm" svg:height="3.095cm" svg:x="19.4cm" svg:y="11.505cm">
          <draw:text-box>
            <text:p><text:span text:style-name="T78">mod.go</text:span></text:p>
            <text:p><text:span text:style-name="T79"/></text:p>
            <text:p><text:span text:style-name="T79">module sample</text:span></text:p>
            <text:p><text:span text:style-name="T79">go 1.23.2</text:span></text:p>
            <text:p><text:span text:style-name="T79">replace sample/module =&gt; ./module</text:span></text:p>
            <text:p><text:span text:style-name="T79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Синтаксис</text:span></text:p>
          </draw:text-box>
        </draw:frame>
        <draw:frame draw:style-name="gr26" draw:text-style-name="P31" draw:layer="layout" svg:width="13.2cm" svg:height="13.1cm" svg:x="0.6cm" svg:y="2.1cm">
          <draw:text-box>
            <text:p text:style-name="P13"><text:span text:style-name="T63">const START, STOP = 10, 16</text:span></text:p>
            <text:p text:style-name="P13"><text:span text:style-name="T63"/></text:p>
            <text:p text:style-name="P13"><text:span text:style-name="T63">type PointerToInt *int</text:span></text:p>
            <text:p text:style-name="P13"><text:span text:style-name="T63"/></text:p>
            <text:p text:style-name="P13"><text:span text:style-name="T63">var </text:span><text:span text:style-name="T80">i</text:span><text:span text:style-name="T63"> int = START</text:span></text:p>
            <text:p text:style-name="P13"><text:span text:style-name="T63">var p1 *int = &amp;i</text:span></text:p>
            <text:p text:style-name="P13"><text:span text:style-name="T63">var p2 PointerToInt</text:span></text:p>
            <text:p text:style-name="P13"><text:span text:style-name="T63">p2 = p1</text:span></text:p>
            <text:p text:style-name="P13"><text:span text:style-name="T63"/></text:p>
            <text:p text:style-name="P13"><text:span text:style-name="T63">loop:</text:span></text:p>
            <text:p text:style-name="P13"><text:span text:style-name="T63">for i := </text:span><text:span text:style-name="T80">i</text:span><text:span text:style-name="T63">; i &lt; STOP; i++ {</text:span></text:p>
            <text:p text:style-name="P13"><text:span text:style-name="T63"><text:s text:c="2"/></text:span><text:span text:style-name="T63">*p1++; *p2 += 2</text:span></text:p>
            <text:p text:style-name="P13"><text:span text:style-name="T63"><text:s text:c="2"/></text:span><text:span text:style-name="T63">if i &lt; 0 { break loop }</text:span></text:p>
            <text:p text:style-name="P13"><text:span text:style-name="T63"><text:s text:c="2"/></text:span><text:span text:style-name="T63">fmt.Printf("i=%d outer i=%d \n", i, *p1)</text:span></text:p>
            <text:p text:style-name="P13"><text:span text:style-name="T63">}</text:span></text:p>
            <text:p text:style-name="P13"><text:span text:style-name="T63"/></text:p>
            <text:p text:style-name="P13"><text:span text:style-name="T63"/></text:p>
          </draw:text-box>
        </draw:frame>
        <draw:frame draw:style-name="gr27" draw:text-style-name="P14" draw:layer="layout" svg:width="13.4cm" svg:height="13.1cm" svg:x="14cm" svg:y="2.1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81">*int</text:span><text:span text:style-name="T10"> – указатель на </text:span><text:span text:style-name="T82">int</text:span></text:p>
            <text:p text:style-name="P13"><text:span text:style-name="T81"/></text:p>
            <text:p text:style-name="P13"><text:span text:style-name="T81">&amp;i</text:span><text:span text:style-name="T10"> – получить адрес </text:span><text:span text:style-name="T82">i</text:span></text:p>
            <text:p text:style-name="P13"><text:span text:style-name="T10"/></text:p>
            <text:p text:style-name="P13"><text:span text:style-name="T82"/></text:p>
            <text:p text:style-name="P13"><text:span text:style-name="T82"/></text:p>
            <text:p text:style-name="P13"><text:span text:style-name="T82">for</text:span><text:span text:style-name="T10"> – единственная форма цикла</text:span></text:p>
            <text:p text:style-name="P13"><text:span text:style-name="T10">“ </text:span><text:span text:style-name="T83">;</text:span><text:span text:style-name="T10"> ” == перевод строки</text:span></text:p>
            <text:p text:style-name="P13"><text:span text:style-name="T10">в </text:span><text:span text:style-name="T82">if</text:span><text:span text:style-name="T10">, </text:span><text:span text:style-name="T82">for</text:span><text:span text:style-name="T10">, </text:span><text:span text:style-name="T82">switch</text:span><text:span text:style-name="T10"> – нет скобок при условии</text:span></text:p>
            <text:p text:style-name="P13"><text:span text:style-name="T9">в </text:span><text:span text:style-name="T81">Printf</text:span><text:span text:style-name="T9"> </text:span><text:span text:style-name="T10">– много удобных %verb и #adverb</text:span></text:p>
            <text:p text:style-name="P13"><text:span text:style-name="T10"/></text:p>
            <text:p text:style-name="P13"><text:span text:style-name="T10"><text:s text:c="11"/></text:span></text:p>
          </draw:text-box>
        </draw:frame>
        <draw:custom-shape draw:style-name="gr28" draw:text-style-name="P33" draw:layer="layout" svg:width="11.6cm" svg:height="1.8cm" svg:x="0.8cm" svg:y="13.4cm">
          <text:p text:style-name="P32"><text:span text:style-name="T84">Почти всё в синтаксисе стало понятно, когда </text:span></text:p>
          <text:p text:style-name="P32"><text:span text:style-name="T84">прочитал статью про Go в Википедии. <text:s text:c="7"/></text:span><text:span text:style-name="T85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0" draw:layer="layout" svg:width="7.4cm" svg:height="3.095cm" svg:x="20.2cm" svg:y="12.206cm">
          <draw:text-box>
            <text:p><text:span text:style-name="T79">i=10 outer i=13</text:span></text:p>
            <text:p><text:span text:style-name="T79">i=11 outer i=16</text:span></text:p>
            <text:p><text:span text:style-name="T79">i=12 outer i=19</text:span></text:p>
            <text:p><text:span text:style-name="T79">i=13 outer i=22</text:span></text:p>
            <text:p><text:span text:style-name="T79">i=14 outer i=25</text:span></text:p>
            <text:p><text:span text:style-name="T79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унктуация</text:span></text:p>
          </draw:text-box>
        </draw:frame>
        <draw:frame draw:style-name="gr29" draw:text-style-name="P34" draw:layer="layout" svg:width="11.6cm" svg:height="13.1cm" svg:x="0.6cm" svg:y="2.1cm">
          <draw:text-box>
            <text:p text:style-name="P13"><text:span text:style-name="T86">()</text:span><text:span text:style-name="T87"> список: импортов, констант, параметров,</text:span></text:p>
            <text:p text:style-name="P13"><text:span text:style-name="T87"><text:s text:c="3"/></text:span><text:span text:style-name="T87">возвращаемых значений, ...</text:span></text:p>
            <text:p text:style-name="P13"><text:span text:style-name="T87"/></text:p>
            <text:p text:style-name="P13"><text:span text:style-name="T87"/></text:p>
            <text:p text:style-name="P13"><text:span text:style-name="T86">[]</text:span><text:span text:style-name="T87"> размер массива, показатель среза</text:span></text:p>
            <text:p text:style-name="P13"><text:span text:style-name="T87"/></text:p>
            <text:p text:style-name="P13"><text:span text:style-name="T87"/></text:p>
            <text:p text:style-name="P13"><text:span text:style-name="T86">{}</text:span><text:span text:style-name="T87"> блок определения</text:span></text:p>
            <text:p text:style-name="P13"><text:span text:style-name="T86">{}</text:span><text:span text:style-name="T87"> блок начальных значений</text:span></text:p>
            <text:p text:style-name="P13"><text:span text:style-name="T86">{}</text:span><text:span text:style-name="T87"> блок кода</text:span></text:p>
            <text:p text:style-name="P13"><text:span text:style-name="T87"/></text:p>
            <text:p text:style-name="P13"><text:span text:style-name="T86">:</text:span><text:span text:style-name="T87"> отделяет индекс или ключ от значения</text:span></text:p>
            <text:p text:style-name="P13"><text:span text:style-name="T87"/></text:p>
            <text:p text:style-name="P13"><text:span text:style-name="T86"/></text:p>
            <text:p text:style-name="P13"><text:span text:style-name="T86">...</text:span><text:span text:style-name="T87"> размер массива вычисляется по значениям</text:span></text:p>
            <text:p text:style-name="P13"><text:span text:style-name="T86">...</text:span><text:span text:style-name="T87"> список параметров переменной длины</text:span></text:p>
            <text:p text:style-name="P13"><text:span text:style-name="T86">...</text:span><text:span text:style-name="T87"> список аргументов переменной длины</text:span></text:p>
            <text:p text:style-name="P13"><text:span text:style-name="T86"/></text:p>
            <text:p text:style-name="P13"><text:span text:style-name="T86">;</text:span><text:span text:style-name="T87"> перевод строки (разделитель утверждений)</text:span></text:p>
            <text:p text:style-name="P13"><text:span text:style-name="T87"/></text:p>
            <text:p text:style-name="P13"><text:span text:style-name="T86">:=</text:span><text:span text:style-name="T87"> объявление и присваивание</text:span></text:p>
            <text:p text:style-name="P13"><text:span text:style-name="T87"/></text:p>
            <text:p text:style-name="P13"><text:span text:style-name="T86">,</text:span><text:span text:style-name="T87"> разделитель в списке</text:span></text:p>
            <text:p text:style-name="P13"><text:span text:style-name="T87"/></text:p>
            <text:p text:style-name="P13"><text:span text:style-name="T87"/></text:p>
          </draw:text-box>
        </draw:frame>
        <draw:frame draw:style-name="gr30" draw:text-style-name="P34" draw:layer="layout" svg:width="15.4cm" svg:height="13.1cm" svg:x="12.2cm" svg:y="2.1cm">
          <draw:text-box>
            <text:p text:style-name="P13"><text:span text:style-name="T88">import </text:span><text:span text:style-name="T89">(</text:span><text:span text:style-name="T88"> </text:span><text:span text:style-name="T90">"</text:span><text:span text:style-name="T91">fmt</text:span><text:span text:style-name="T92">"</text:span><text:span text:style-name="T87"> </text:span><text:span text:style-name="T93">)</text:span></text:p>
            <text:p text:style-name="P13"><text:span text:style-name="T87">const </text:span><text:span text:style-name="T93">(</text:span><text:span text:style-name="T87"> answer = 42 </text:span><text:span text:style-name="T93">)</text:span></text:p>
            <text:p text:style-name="P13"><text:span text:style-name="T87">func f</text:span><text:span text:style-name="T93">(</text:span><text:span text:style-name="T87">x float64</text:span><text:span text:style-name="T93">)</text:span><text:span text:style-name="T87"> float64 { return 0.0 } </text:span></text:p>
            <text:p text:style-name="P13"><text:span text:style-name="T87"/></text:p>
            <text:p text:style-name="P13"><text:span text:style-name="T87">array </text:span><text:span text:style-name="T93">[</text:span><text:span text:style-name="T87">4</text:span><text:span text:style-name="T93">]</text:span><text:span text:style-name="T87">int</text:span></text:p>
            <text:p text:style-name="P13"><text:span text:style-name="T87">slice </text:span><text:span text:style-name="T93">[]</text:span><text:span text:style-name="T87">string </text:span></text:p>
            <text:p text:style-name="P13"><text:span text:style-name="T87"/></text:p>
            <text:p text:style-name="P13"><text:span text:style-name="T87">type struct Point </text:span><text:span text:style-name="T93">{</text:span><text:span text:style-name="T87"> x, y int32 </text:span><text:span text:style-name="T93">}</text:span></text:p>
            <text:p text:style-name="P13"><text:span text:style-name="T87">ipAddress = [4]int</text:span><text:span text:style-name="T93">{</text:span><text:span text:style-name="T87">127, 0, 0, 1</text:span><text:span text:style-name="T93">}</text:span></text:p>
            <text:p text:style-name="P13"><text:span text:style-name="T87">func answer() int </text:span><text:span text:style-name="T93">{</text:span><text:span text:style-name="T87"> return 42 </text:span><text:span text:style-name="T93">}</text:span><text:span text:style-name="T87"> </text:span></text:p>
            <text:p text:style-name="P13"><text:span text:style-name="T87"/></text:p>
            <text:p text:style-name="P13"><text:span text:style-name="T87">gender := [2]string{ 0</text:span><text:span text:style-name="T93">:</text:span><text:span text:style-name="T87">"Female", 1</text:span><text:span text:style-name="T93">:</text:span><text:span text:style-name="T87">"Male" }</text:span></text:p>
            <text:p text:style-name="P13"><text:span text:style-name="T87">language := map[string]int { "Go"</text:span><text:span text:style-name="T93">:</text:span><text:span text:style-name="T87"> 2007 }</text:span></text:p>
            <text:p text:style-name="P13"><text:span text:style-name="T87"/></text:p>
            <text:p text:style-name="P13"><text:span text:style-name="T87">shadrinsk := [</text:span><text:span text:style-name="T93">...</text:span><text:span text:style-name="T87">] float32 { 56.05, 63.38 }</text:span></text:p>
            <text:p text:style-name="P13"><text:span text:style-name="T87">func sum(numbers </text:span><text:span text:style-name="T93">...</text:span><text:span text:style-name="T87">int) (sum int) { /* range numbers */ }</text:span></text:p>
            <text:p text:style-name="P13"><text:span text:style-name="T87">integers := []int{1,2,3,4,5}; sum(integers</text:span><text:span text:style-name="T93">...</text:span><text:span text:style-name="T87">)</text:span></text:p>
            <text:p text:style-name="P13"><text:span text:style-name="T87"/></text:p>
            <text:p text:style-name="P13"><text:span text:style-name="T91">version := 1.0</text:span><text:span text:style-name="T94">;</text:span><text:span text:style-name="T92"> released := 2012</text:span></text:p>
            <text:p text:style-name="P13"><text:span text:style-name="T92"/></text:p>
            <text:p text:style-name="P13"><text:span text:style-name="T90">site </text:span><text:span text:style-name="T95">:=</text:span><text:span text:style-name="T90"> "</text:span><text:span text:style-name="T91"><text:a xlink:href="https://go.dev/" xlink:type="simple">https://go.dev/</text:a></text:span><text:span text:style-name="T92">"</text:span></text:p>
            <text:p text:style-name="P13"><text:span text:style-name="T92"/></text:p>
            <text:p text:style-name="P13"><text:span text:style-name="T92">place = findLocation(latitude</text:span><text:span text:style-name="T94">,</text:span><text:span text:style-name="T92"> longitud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правление выполнением: ветвление</text:span></text:p>
          </draw:text-box>
        </draw:frame>
        <draw:frame draw:style-name="gr31" draw:text-style-name="P35" draw:layer="layout" svg:width="13.4cm" svg:height="13.1cm" svg:x="0.6cm" svg:y="2.1cm">
          <draw:text-box>
            <text:p text:style-name="P13"><text:span text:style-name="T96">if</text:span><text:span text:style-name="T97"> </text:span><text:span text:style-name="T98">условие</text:span><text:span text:style-name="T73"> </text:span><text:span text:style-name="T72">{</text:span><text:span text:style-name="T70"> 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 </text:span><text:span text:style-name="T101">else </text:span><text:span text:style-name="T72">{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switch</text:span><text:span text:style-name="T70"> </text:span><text:span text:style-name="T100">выражение</text:span><text:span text:style-name="T70"> </text:span><text:span text:style-name="T72">{</text:span></text:p>
            <text:p text:style-name="P13"><text:span text:style-name="T101"><text:tab/></text:span><text:span text:style-name="T101">case</text:span><text:span text:style-name="T73"> </text:span><text:span text:style-name="T98">значение-1</text:span><text:span text:style-name="T73">, </text:span><text:span text:style-name="T100">значение-2</text:span><text:span text:style-name="T72">:</text:span></text:p>
            <text:p text:style-name="P13"><text:span text:style-name="T73"><text:tab/></text:span><text:span text:style-name="T73"><text:tab/></text:span><text:span text:style-name="T73">//</text:span><text:span text:style-name="T99"> </text:span><text:span text:style-name="T102">код</text:span></text:p>
            <text:p text:style-name="P13"><text:span text:style-name="T102"><text:tab/></text:span><text:span text:style-name="T102"><text:tab/></text:span><text:span text:style-name="T103">fallthrough</text:span></text:p>
            <text:p text:style-name="P13"><text:span text:style-name="T101"><text:tab/></text:span><text:span text:style-name="T101">case</text:span><text:span text:style-name="T73"> </text:span><text:span text:style-name="T100">значение-N</text:span><text:span text:style-name="T72">:</text:span></text:p>
            <text:p text:style-name="P13"><text:span text:style-name="T98"><text:tab/></text:span><text:span text:style-name="T98"><text:tab/></text:span><text:span text:style-name="T98">// </text:span><text:span text:style-name="T100">код</text:span></text:p>
            <text:p text:style-name="P13"><text:span text:style-name="T103"><text:tab/></text:span><text:span text:style-name="T103"><text:tab/></text:span><text:span text:style-name="T103">break</text:span></text:p>
            <text:p text:style-name="P13"><text:span text:style-name="T72"><text:tab/></text:span><text:span text:style-name="T72">default:</text:span></text:p>
            <text:p text:style-name="P13"><text:span text:style-name="T98"><text:tab/></text:span><text:span text:style-name="T98"><text:tab/></text:span><text:span text:style-name="T98">// </text:span><text:span text:style-name="T100">код</text:span></text:p>
            <text:p text:style-name="P13"><text:span text:style-name="T72">}</text:span></text:p>
            <text:p text:style-name="P13"><text:span text:style-name="T72"/></text:p>
            <text:p text:style-name="P13"><text:span text:style-name="T70"/></text:p>
          </draw:text-box>
        </draw:frame>
        <draw:frame draw:style-name="gr32" draw:text-style-name="P36" draw:layer="layout" svg:width="13.1cm" svg:height="13.1cm" svg:x="14cm" svg:y="2.1cm">
          <draw:text-box>
            <text:p text:style-name="P13"><text:span text:style-name="T96">if</text:span><text:span text:style-name="T97"> </text:span><text:span text:style-name="T104">выражение</text:span><text:span text:style-name="T98">; условие</text:span><text:span text:style-name="T73"> </text:span><text:span text:style-name="T72">{</text:span><text:span text:style-name="T70"> 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 </text:span><text:span text:style-name="T101">else </text:span><text:span text:style-name="T72">{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switch</text:span><text:span text:style-name="T70"> </text:span><text:span text:style-name="T72">{</text:span><text:span text:style-name="T70"> <text:s text:c="12"/>//</text:span></text:p>
            <text:p text:style-name="P13"><text:span text:style-name="T73"><text:tab/></text:span><text:span text:style-name="T101">case</text:span><text:span text:style-name="T73"> </text:span><text:span text:style-name="T98">условие</text:span><text:span text:style-name="T100">-1</text:span><text:span text:style-name="T70">:</text:span></text:p>
            <text:p text:style-name="P13"><text:span text:style-name="T73"><text:tab/></text:span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98"><text:tab/></text:span><text:span text:style-name="T101">case</text:span><text:span text:style-name="T98"> условие-2:</text:span></text:p>
            <text:p text:style-name="P13"><text:span text:style-name="T73"><text:tab/></text:span><text:span text:style-name="T73"><text:tab/></text:span><text:span text:style-name="T73">//</text:span><text:span text:style-name="T99"> </text:span><text:span text:style-name="T100">код</text:span></text:p>
            <text:p><text:span text:style-name="T70">}</text:span></text:p>
          </draw:text-box>
        </draw:frame>
        <draw:custom-shape draw:style-name="gr33" draw:text-style-name="P38" draw:layer="layout" svg:width="7.4cm" svg:height="1.8cm" svg:x="20cm" svg:y="13.4cm">
          <text:p text:style-name="P37"><text:span text:style-name="T84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правление выполнением: циклы</text:span></text:p>
          </draw:text-box>
        </draw:frame>
        <draw:frame draw:style-name="gr34" draw:text-style-name="P35" draw:layer="layout" svg:width="26.8cm" svg:height="13.1cm" svg:x="0.6cm" svg:y="2.1cm">
          <draw:text-box>
            <text:p text:style-name="P13"><text:span text:style-name="T100">метка</text:span><text:span text:style-name="T105">:</text:span></text:p>
            <text:p text:style-name="P13"><text:span text:style-name="T72">for</text:span><text:span text:style-name="T70"> </text:span><text:span text:style-name="T100">инициализация</text:span><text:span text:style-name="T70">; </text:span><text:span text:style-name="T100">условие</text:span><text:span text:style-name="T70">; </text:span><text:span text:style-name="T100">изменение</text:span><text:span text:style-name="T70"> </text:span><text:span text:style-name="T72">{</text:span><text:span text:style-name="T72"><text:tab/></text:span><text:span text:style-name="T72"><text:tab/></text:span><text:span text:style-name="T70">// классический итерационный</text:span></text:p>
            <text:p text:style-name="P13"><text:span text:style-name="T70"><text:s text:c="2"/></text:span><text:span text:style-name="T70">// </text:span><text:span text:style-name="T72">break</text:span><text:span text:style-name="T70"> </text:span><text:span text:style-name="T100">метка</text:span></text:p>
            <text:p text:style-name="P13"><text:span text:style-name="T70"><text:s text:c="2"/></text:span><text:span text:style-name="T70">// </text:span><text:span text:style-name="T72">continue</text:span></text:p>
            <text:p text:style-name="P13"><text:span text:style-name="T72">}</text:span></text:p>
            <text:p text:style-name="P13"><text:span text:style-name="T72"/></text:p>
            <text:p text:style-name="P13"><text:span text:style-name="T72">for</text:span><text:span text:style-name="T70"> </text:span><text:span text:style-name="T100">условие</text:span><text:span text:style-name="T70"> {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== while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  <text:p text:style-name="P13"><text:span text:style-name="T96"/></text:p>
            <text:p text:style-name="P13"><text:span text:style-name="T96">for</text:span><text:span text:style-name="T97"> </text:span><text:span text:style-name="T98">индекс</text:span><text:span text:style-name="T97">, </text:span><text:span text:style-name="T98">элемент</text:span><text:span text:style-name="T97"> := </text:span><text:span text:style-name="T106">range</text:span><text:span text:style-name="T97"> </text:span><text:span text:style-name="T98">array</text:span><text:span text:style-name="T73"> </text:span><text:span text:style-name="T101">{</text:span><text:span text:style-name="T101"><text:tab/></text:span><text:span text:style-name="T101"><text:tab/></text:span><text:span text:style-name="T73">// перебор </text:span><text:span text:style-name="T98">массива</text:span><text:span text:style-name="T73"> или </text:span><text:span text:style-name="T98">среза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  <text:p text:style-name="P13"><text:span text:style-name="T72"/></text:p>
            <text:p text:style-name="P13"><text:span text:style-name="T72">for</text:span><text:span text:style-name="T70"> </text:span><text:span text:style-name="T100">ключ</text:span><text:span text:style-name="T70">, </text:span><text:span text:style-name="T100">значение</text:span><text:span text:style-name="T70"> := </text:span><text:span text:style-name="T71">range</text:span><text:span text:style-name="T70"> </text:span><text:span text:style-name="T100">map</text:span><text:span text:style-name="T70"> </text:span><text:span text:style-name="T72">{</text:span><text:span text:style-name="T70"><text:tab/></text:span><text:span text:style-name="T70"><text:tab/></text:span><text:span text:style-name="T70"><text:tab/></text:span><text:span text:style-name="T70">// перебор </text:span><text:span text:style-name="T100">хэша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for {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0">// бесконечный цикл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</draw:text-box>
        </draw:frame>
        <draw:custom-shape draw:style-name="gr35" draw:text-style-name="P38" draw:layer="layout" svg:width="7.4cm" svg:height="1.401cm" svg:x="20.1cm" svg:y="13.8cm">
          <text:p text:style-name="P37"><text:span text:style-name="T84">«One </text:span><text:span text:style-name="T107">for</text:span><text:span text:style-name="T84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</text:span></text:p>
          </draw:text-box>
        </draw:frame>
        <draw:custom-shape draw:style-name="gr36" draw:text-style-name="P40" xml:id="id2" draw:id="id2" draw:layer="layout" svg:width="4.24cm" svg:height="1.4cm" svg:x="3.5cm" svg:y="4.9cm">
          <text:p text:style-name="P39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xml:id="id1" draw:id="id1" draw:layer="layout" svg:width="5.6cm" svg:height="1.4cm" svg:x="10.6cm" svg:y="2.3cm">
          <text:p text:style-name="P39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39" draw:text-style-name="P40" xml:id="id5" draw:id="id5" draw:layer="layout" svg:width="4.8cm" svg:height="1.4cm" svg:x="9.5cm" svg:y="4.9cm">
          <text:p text:style-name="P39"><text:span text:style-name="T10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0" xml:id="id7" draw:id="id7" draw:layer="layout" svg:width="3.099cm" svg:height="1.4cm" svg:x="1.001cm" svg:y="7.1cm">
          <text:p text:style-name="P39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2" xml:id="id3" draw:id="id3" draw:layer="layout" svg:width="2.699cm" svg:height="1.4cm" svg:x="4.301cm" svg:y="7.1cm">
          <text:p text:style-name="P41"><text:span text:style-name="T108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2" xml:id="id4" draw:id="id4" draw:layer="layout" svg:width="2.699cm" svg:height="1.4cm" svg:x="7.201cm" svg:y="7.1cm">
          <text:p text:style-name="P41"><text:span text:style-name="T108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38" draw:text-style-name="P2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1" draw:text-style-name="P42" xml:id="id8" draw:id="id8" draw:layer="layout" svg:width="2.699cm" svg:height="1.4cm" svg:x="1.001cm" svg:y="8.7cm">
          <text:p text:style-name="P41"><text:span text:style-name="T108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2" xml:id="id9" draw:id="id9" draw:layer="layout" svg:width="4.799cm" svg:height="1.4cm" svg:x="1.001cm" svg:y="11.9cm">
          <text:p text:style-name="P41"><text:span text:style-name="T108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2" xml:id="id10" draw:id="id10" draw:layer="layout" svg:width="2.699cm" svg:height="1.4cm" svg:x="1.001cm" svg:y="13.8cm">
          <text:p text:style-name="P41"><text:span text:style-name="T108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2" xml:id="id6" draw:id="id6" draw:layer="layout" svg:width="2.699cm" svg:height="1.4cm" svg:x="8.801cm" svg:y="9.8cm">
          <text:p text:style-name="P41"><text:span text:style-name="T108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43" draw:text-style-name="P42" xml:id="id15" draw:id="id15" draw:layer="layout" svg:width="2.9cm" svg:height="1.4cm" svg:x="11.7cm" svg:y="9.8cm">
          <text:p text:style-name="P41"><text:span text:style-name="T108">[</text:span><text:span text:style-name="T11">N</text:span><text:span text:style-name="T108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38" draw:text-style-name="P2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38" draw:text-style-name="P2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4" draw:text-style-name="P40" xml:id="id11" draw:id="id11" draw:layer="layout" svg:width="4.6cm" svg:height="1.4cm" svg:x="16cm" svg:y="5cm">
          <text:p text:style-name="P39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2" xml:id="id16" draw:id="id16" draw:layer="layout" svg:width="3.099cm" svg:height="1.4cm" svg:x="21.601cm" svg:y="10cm">
          <text:p text:style-name="P41"><text:span text:style-name="T108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2" xml:id="id12" draw:id="id12" draw:layer="layout" svg:width="3.099cm" svg:height="1.4cm" svg:x="14.8cm" svg:y="9.8cm">
          <text:p text:style-name="P41"><text:span text:style-name="T108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2" xml:id="id13" draw:id="id13" draw:layer="layout" svg:width="2.6cm" svg:height="1.4cm" svg:x="18.1cm" svg:y="9.8cm">
          <text:p text:style-name="P41"><text:span text:style-name="T108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2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46" draw:text-style-name="P2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0" draw:text-style-name="P42" xml:id="id17" draw:id="id17" draw:layer="layout" svg:width="3.099cm" svg:height="1.4cm" svg:x="21.601cm" svg:y="11.8cm">
          <text:p text:style-name="P41"><text:span text:style-name="T108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2" xml:id="id18" draw:id="id18" draw:layer="layout" svg:width="3.099cm" svg:height="1.4cm" svg:x="21.601cm" svg:y="13.7cm">
          <text:p text:style-name="P41"><text:span text:style-name="T108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0" xml:id="id14" draw:id="id14" draw:layer="layout" svg:width="4.6cm" svg:height="1.4cm" svg:x="22.8cm" svg:y="4.9cm">
          <text:p text:style-name="P39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47" draw:text-style-name="P40" xml:id="id19" draw:id="id19" draw:layer="layout" svg:width="5cm" svg:height="1.4cm" svg:x="12.3cm" svg:y="13.7cm">
          <text:p text:style-name="P39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38" draw:text-style-name="P2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46" draw:text-style-name="P2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46" draw:text-style-name="P2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46" draw:text-style-name="P2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38" draw:text-style-name="P2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38" draw:text-style-name="P2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38" draw:text-style-name="P2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38" draw:text-style-name="P2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38" draw:text-style-name="P2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0" draw:text-style-name="P42" xml:id="id20" draw:id="id20" draw:layer="layout" svg:width="3.099cm" svg:height="1.4cm" svg:x="23.54cm" svg:y="6.6cm">
          <text:p text:style-name="P41"><text:span text:style-name="T108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0" draw:text-style-name="P42" xml:id="id21" draw:id="id21" draw:layer="layout" svg:width="3.099cm" svg:height="1.4cm" svg:x="23.54cm" svg:y="8.3cm">
          <text:p text:style-name="P41"><text:span text:style-name="T108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1" draw:text-style-name="P42" xml:id="id22" draw:id="id22" draw:layer="layout" svg:width="2.699cm" svg:height="1.4cm" svg:x="4.301cm" svg:y="8.7cm">
          <text:p text:style-name="P41"><text:span text:style-name="T108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2" xml:id="id23" draw:id="id23" draw:layer="layout" svg:width="2.699cm" svg:height="1.4cm" svg:x="1.001cm" svg:y="10.3cm">
          <text:p text:style-name="P41"><text:span text:style-name="T108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38" draw:text-style-name="P2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1" draw:text-style-name="P44" xml:id="id24" draw:id="id24" draw:layer="layout" svg:width="2.699cm" svg:height="1.4cm" svg:x="4.301cm" svg:y="10.3cm">
          <text:p text:style-name="P43"><text:span text:style-name="T1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4" xml:id="id25" draw:id="id25" draw:layer="layout" svg:width="2.6cm" svg:height="1.4cm" svg:x="6.4cm" svg:y="12.9cm">
          <text:p text:style-name="P43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38" draw:text-style-name="P2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38" draw:text-style-name="P2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09">Константы: </text:span><text:span text:style-name="T44">const</text:span></text:p>
          </draw:text-box>
        </draw:frame>
        <draw:frame draw:style-name="gr48" draw:text-style-name="P45" draw:layer="layout" svg:width="26.8cm" svg:height="13.1cm" svg:x="0.6cm" svg:y="2.1cm">
          <draw:text-box>
            <text:p text:style-name="P13"><text:span text:style-name="T110">Predefined constants:</text:span></text:p>
            <text:p text:style-name="P13"><text:span text:style-name="T73"><text:tab/></text:span><text:span text:style-name="T101">true false nil</text:span><text:span text:style-name="T111"> iota</text:span></text:p>
            <text:p text:style-name="P13"><text:span text:style-name="T111"/></text:p>
            <text:p text:style-name="P13"><text:span text:style-name="T110">Untyped constants:</text:span></text:p>
            <text:p text:style-name="P13"><text:span text:style-name="T72"><text:tab/></text:span><text:span text:style-name="T72">const</text:span><text:span text:style-name="T70"> </text:span><text:span text:style-name="T100">constant</text:span><text:span text:style-name="T70"> = </text:span><text:span text:style-name="T100">expression</text:span></text:p>
            <text:p text:style-name="P13"><text:span text:style-name="T72"><text:tab/></text:span><text:span text:style-name="T72">const</text:span><text:span text:style-name="T70"> </text:span><text:span text:style-name="T100">constant1</text:span><text:span text:style-name="T70">, </text:span><text:span text:style-name="T100">constant2</text:span><text:span text:style-name="T70"> = </text:span><text:span text:style-name="T100">value1</text:span><text:span text:style-name="T70">, </text:span><text:span text:style-name="T100">value2</text:span></text:p>
            <text:p text:style-name="P13"><text:span text:style-name="T101"><text:tab/></text:span><text:span text:style-name="T101">const</text:span><text:span text:style-name="T73"> </text:span><text:span text:style-name="T101">(</text:span><text:span text:style-name="T73"> </text:span><text:span text:style-name="T98">constant1</text:span><text:span text:style-name="T70"> = </text:span><text:span text:style-name="T100">value1</text:span><text:span text:style-name="T70">, </text:span><text:span text:style-name="T100">constant2</text:span><text:span text:style-name="T70"> = </text:span><text:span text:style-name="T100">value2</text:span><text:span text:style-name="T70"> </text:span><text:span text:style-name="T72">)</text:span></text:p>
            <text:p text:style-name="P13"><text:span text:style-name="T70"/></text:p>
            <text:p text:style-name="P13"><text:span text:style-name="T70"><text:tab/></text:span><text:span text:style-name="T70">const (</text:span></text:p>
            <text:p text:style-name="P13"><text:span text:style-name="T70"><text:tab/></text:span><text:span text:style-name="T70"><text:tab/></text:span><text:span text:style-name="T70">e <text:s/>= 2.71828182845904523536028747135266249775724709369995957496696763</text:span></text:p>
            <text:p text:style-name="P13"><text:span text:style-name="T70"><text:tab/></text:span><text:span text:style-name="T70"><text:tab/></text:span><text:span text:style-name="T70">pi = 3.14159265358979323846264338327950288419716939937510582097494459</text:span></text:p>
            <text:p text:style-name="P13"><text:span text:style-name="T70"><text:tab/></text:span><text:span text:style-name="T70">)</text:span></text:p>
            <text:p text:style-name="P13"><text:span text:style-name="T112">Typed constants:</text:span></text:p>
            <text:p text:style-name="P13"><text:span text:style-name="T72"><text:tab/></text:span><text:span text:style-name="T72">const</text:span><text:span text:style-name="T70"> </text:span><text:span text:style-name="T100">constant</text:span><text:span text:style-name="T70"> </text:span><text:span text:style-name="T100">Type</text:span><text:span text:style-name="T70"> = </text:span><text:span text:style-name="T100">expression</text:span></text:p>
            <text:p text:style-name="P13"><text:span text:style-name="T72"/></text:p>
            <text:p text:style-name="P13"><text:span text:style-name="T73"><text:tab/></text:span><text:span text:style-name="T101">const</text:span><text:span text:style-name="T73"> b </text:span><text:span text:style-name="T101">byte</text:span><text:span text:style-name="T73"> = 0Xf</text:span></text:p>
            <text:p text:style-name="P13"><text:span text:style-name="T73"><text:tab/></text:span><text:span text:style-name="T101">const</text:span><text:span text:style-name="T73"> x </text:span><text:span text:style-name="T101">complex128</text:span><text:span text:style-name="T73"> = 2+5i</text:span></text:p>
            <text:p text:style-name="P13"><text:span text:style-name="T73"><text:tab/></text:span><text:span text:style-name="T101">const</text:span><text:span text:style-name="T73"> Big </text:span><text:span text:style-name="T101">float64</text:span><text:span text:style-name="T73"> = 1 &lt;&lt; 100</text:span><text:span text:style-name="T73"><text:tab/></text:span><text:span text:style-name="T73"><text:tab/></text:span><text:span text:style-name="T73"><text:tab/></text:span><text:span text:style-name="T73">// binary 1 with 100 zeros</text:span></text:p>
            <text:p text:style-name="P13"><text:span text:style-name="T73"><text:tab/></text:span><text:span text:style-name="T101">const</text:span><text:span text:style-name="T73"> i </text:span><text:span text:style-name="T101">int32</text:span><text:span text:style-name="T73"> = -273</text:span></text:p>
            <text:p text:style-name="P13"><text:span text:style-name="T73"><text:tab/></text:span><text:span text:style-name="T101">const</text:span><text:span text:style-name="T73"> Go </text:span><text:span text:style-name="T101">rune</text:span><text:span text:style-name="T73"> = '</text:span><text:span text:style-name="T73">碁</text:span><text:span text:style-name="T73">'</text:span></text:p>
            <text:p text:style-name="P13"><text:span text:style-name="T73"><text:tab/></text:span><text:span text:style-name="T101">const</text:span><text:span text:style-name="T73"> language</text:span><text:span text:style-name="T101"> string</text:span><text:span text:style-name="T73"> = </text:span><text:span text:style-name="T113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Операции: объявление и присваивание</text:span></text:p>
          </draw:text-box>
        </draw:frame>
        <draw:frame draw:style-name="gr49" draw:text-style-name="P14" draw:layer="layout" svg:width="26.8cm" svg:height="13.1cm" svg:x="0.6cm" svg:y="2.1cm">
          <draw:text-box>
            <text:p text:style-name="P13"><text:span text:style-name="T81">i := 0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объявление новой переменной и присваивание </text:span><text:span text:style-name="T82">значения</text:span></text:p>
            <text:p text:style-name="P13"><text:span text:style-name="T82">t, f := true, false</text:span><text:span text:style-name="T82"><text:tab/></text:span></text:p>
            <text:p text:style-name="P13"><text:span text:style-name="T82"/></text:p>
            <text:p text:style-name="P13"><text:span text:style-name="T82"/></text:p>
            <text:p text:style-name="P13"><text:span text:style-name="T82"/></text:p>
            <text:p text:style-name="P13"><text:span text:style-name="T82"/></text:p>
            <text:p text:style-name="P13"><text:span text:style-name="T81">s = </text:span><text:span text:style-name="T82">""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присваивание значения уже объявленной переменной</text:span></text:p>
            <text:p text:style-name="P13"><text:span text:style-name="T81">G, o = "G", "o"</text:span><text:span text:style-name="T81"><text:tab/></text:span><text:span text:style-name="T81"><text:tab/></text:span><text:span text:style-name="T81">// tuple assignment</text:span></text:p>
            <text:p text:style-name="P13"><text:span text:style-name="T81">i, j = j, i</text:span><text:span text:style-name="T81"><text:tab/></text:span><text:span text:style-name="T81"><text:tab/></text:span><text:span text:style-name="T81"><text:tab/></text:span><text:span text:style-name="T81"><text:tab/></text:span><text:span text:style-name="T81">// обмен значений i и j</text:span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еременные: var</text:span></text:p>
          </draw:text-box>
        </draw:frame>
        <draw:frame draw:style-name="gr50" draw:text-style-name="P46" draw:layer="layout" svg:width="26.8cm" svg:height="13.1cm" svg:x="0.6cm" svg:y="2.1cm">
          <draw:text-box>
            <text:p text:style-name="P13"><text:span text:style-name="T81">Несколько вариантов </text:span><text:span text:style-name="T114">объявления</text:span><text:span text:style-name="T81"> переменных:</text:span></text:p>
            <text:p text:style-name="P13"><text:span text:style-name="T115"><text:tab/></text:span><text:span text:style-name="T115">var</text:span><text:span text:style-name="T81"> s1 string; s1 = </text:span><text:span text:style-name="T116">""</text:span><text:span text:style-name="T116"><text:tab/></text:span><text:span text:style-name="T116"> // объявили с типом, присвоили</text:span></text:p>
            <text:p text:style-name="P13"><text:span text:style-name="T115"><text:tab/></text:span><text:span text:style-name="T115">var</text:span><text:span text:style-name="T81"> s2 string = ""</text:span><text:span text:style-name="T81"><text:tab/></text:span><text:span text:style-name="T81"><text:tab/></text:span><text:span text:style-name="T81"> </text:span><text:span text:style-name="T116">// объявили с типом и проинициализировали</text:span></text:p>
            <text:p text:style-name="P13"><text:span text:style-name="T115"><text:tab/></text:span><text:span text:style-name="T115">var</text:span><text:span text:style-name="T81"> s3 = ""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116">// объявили и проинициализировали, тип по значению</text:span></text:p>
            <text:p text:style-name="P13"><text:span text:style-name="T81"><text:tab/></text:span><text:span text:style-name="T81">s4 </text:span><text:span text:style-name="T115">:=</text:span><text:span text:style-name="T81"> ""</text:span><text:span text:style-name="T81"><text:tab/></text:span><text:span text:style-name="T81"><text:tab/></text:span><text:span text:style-name="T81"><text:tab/></text:span><text:span text:style-name="T81"><text:tab/></text:span><text:span text:style-name="T81"> // </text:span><text:span text:style-name="T116">присвоили, объявление и тип – по значению</text:span></text:p>
            <text:p text:style-name="P13"/>
            <text:p text:style-name="P13"><text:span text:style-name="T116"><text:tab/></text:span><text:span text:style-name="T116">var r rune</text:span></text:p>
            <text:p text:style-name="P13"><text:span text:style-name="T116"><text:tab/></text:span><text:span text:style-name="T116">r = '</text:span><text:span text:style-name="T116">碁</text:span><text:span text:style-name="T116">'</text:span></text:p>
            <text:p text:style-name="P13"><text:span text:style-name="T116"><text:tab/></text:span><text:span text:style-name="T116">fmt.Printf("%T %</text:span><text:span text:style-name="T117">v</text:span><text:span text:style-name="T116"> %#x %c \n", r, r, r, r) // int32 30849 0x7881 </text:span><text:span text:style-name="T116">碁</text:span></text:p>
            <text:p text:style-name="P13"><text:span text:style-name="T116"><text:tab/></text:span><text:span text:style-name="T116">// <text:s text:c="9"/>Type</text:span></text:p>
            <text:p text:style-name="P13"><text:span text:style-name="T116"><text:tab/></text:span><text:span text:style-name="T116">// <text:s text:c="12"/>value</text:span></text:p>
            <text:p text:style-name="P13"><text:span text:style-name="T116"><text:tab/></text:span><text:span text:style-name="T116">// <text:s text:c="15"/>hex char <text:s/></text:span></text:p>
            <text:p text:style-name="P13"><text:span text:style-name="T116"/></text:p>
            <text:p text:style-name="P13"><text:span text:style-name="T116"/></text:p>
            <text:p text:style-name="P13"><text:span text:style-name="T116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Операции</text:span></text:p>
          </draw:text-box>
        </draw:frame>
        <draw:frame draw:style-name="gr51" draw:text-style-name="P14" draw:layer="layout" svg:width="26.8cm" svg:height="13.1cm" svg:x="0.6cm" svg:y="2.1cm">
          <draw:text-box>
            <text:p text:style-name="P13"><text:span text:style-name="T115">= :=</text:span></text:p>
            <text:p text:style-name="P13"><text:span text:style-name="T115"/></text:p>
            <text:p text:style-name="P13"><text:span text:style-name="T115">* / % &lt;&lt; &gt;&gt; &amp; &amp;^ + - | ^ == != &lt; &lt;= &gt; &gt;= &amp;&amp; ||</text:span></text:p>
            <text:p text:style-name="P13"><text:span text:style-name="T115"/></text:p>
            <text:p text:style-name="P13"><text:span text:style-name="T115">++ --</text:span></text:p>
            <text:p text:style-name="P13"><text:span text:style-name="T115"/></text:p>
            <text:p text:style-name="P13"><text:span text:style-name="T115">&lt;-</text:span></text:p>
            <text:p text:style-name="P13"><text:span text:style-name="T81"/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basic types</text:span></text:p>
          </draw:text-box>
        </draw:frame>
        <draw:frame draw:style-name="gr52" draw:text-style-name="P45" draw:layer="layout" svg:width="26.8cm" svg:height="13.1cm" svg:x="0.6cm" svg:y="2.1cm">
          <draw:text-box>
            <text:p text:style-name="P13"><text:span text:style-name="T72">bool</text:span><text:span text:style-name="T70"> ~ логические: true, false</text:span></text:p>
            <text:p text:style-name="P13"><text:span text:style-name="T70"/></text:p>
            <text:p text:style-name="P13"><text:span text:style-name="T101">byte</text:span><text:span text:style-name="T73"> = uint8</text:span><text:span text:style-name="T101"> </text:span><text:span text:style-name="T73">~ байты: 0b00011001, 031, 0x19, 0X19</text:span></text:p>
            <text:p text:style-name="P13"><text:span text:style-name="T70"/></text:p>
            <text:p text:style-name="P13"><text:span text:style-name="T72">complex128</text:span><text:span text:style-name="T70"> </text:span><text:span text:style-name="T72">complex64</text:span><text:span text:style-name="T70"> ~ комплексные: 10 + 11i, complex(1, 2) // 1+2i</text:span></text:p>
            <text:p text:style-name="P13"><text:span text:style-name="T70"/></text:p>
            <text:p text:style-name="P13"><text:span text:style-name="T72">error</text:span><text:span text:style-name="T70"> ~ ошибка: err := os.WriteFile(file, data, 0666)</text:span></text:p>
            <text:p text:style-name="P13"><text:span text:style-name="T73"/></text:p>
            <text:p text:style-name="P13"><text:span text:style-name="T101">float32</text:span><text:span text:style-name="T73"> </text:span><text:span text:style-name="T101">float64</text:span><text:span text:style-name="T73"> ~ дробные числа с плавающей точкой: 0.0, </text:span><text:span text:style-name="T70">-273.15, 3.14, 2e-8</text:span></text:p>
            <text:p text:style-name="P13"><text:span text:style-name="T73"/></text:p>
            <text:p text:style-name="P13"><text:span text:style-name="T101">int int8 int16 int32 int64</text:span><text:span text:style-name="T73"> </text:span><text:span text:style-name="T70">~ целые со знаком: 0, -273, +100, 0xF</text:span></text:p>
            <text:p text:style-name="P13"><text:span text:style-name="T73"/></text:p>
            <text:p text:style-name="P13"><text:span text:style-name="T101">rune</text:span><text:span text:style-name="T73"> = int32</text:span><text:span text:style-name="T101"> </text:span><text:span text:style-name="T73">~ символ (code point) Unicode: 'G', 'o', '</text:span><text:span text:style-name="T73">碁</text:span><text:span text:style-name="T73">', </text:span><text:span text:style-name="T70">'\n' </text:span></text:p>
            <text:p text:style-name="P13"><text:span text:style-name="T73"/></text:p>
            <text:p text:style-name="P13"><text:span text:style-name="T101">string</text:span><text:span text:style-name="T70"> ~ </text:span><text:span text:style-name="T118">"строка в кодировке UTF-8 \n"</text:span></text:p>
            <text:p text:style-name="P13"><text:span text:style-name="T73"/></text:p>
            <text:p text:style-name="P13"><text:span text:style-name="T101">uint uint8 uint16 uint32 uint64 uintptr</text:span><text:span text:style-name="T73"> </text:span><text:span text:style-name="T70">~ целые беззнаковые: 0, 25, 42, <text:s text:c="2"/></text:span></text:p>
            <text:p text:style-name="P20"><text:span text:style-name="T100"/></text:p>
            <text:p text:style-name="P20"><text:span text:style-name="T98">Типы </text:span><text:span text:style-name="T101">int, uint</text:span><text:span text:style-name="T98"> отличаются от их собратьев с явно указанными размерами, поэтому нужны явные преобразования: </text:span><text:span text:style-name="T101">i = int(i32); </text:span><text:span text:style-name="T103">i32 = int32(i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complex</text:span></text:p>
          </draw:text-box>
        </draw:frame>
        <draw:frame draw:style-name="gr53" draw:text-style-name="P45" draw:layer="layout" svg:width="26.8cm" svg:height="13.1cm" svg:x="0.6cm" svg:y="2.1cm">
          <draw:text-box>
            <text:p text:style-name="P13"><text:span text:style-name="T70"/></text:p>
            <text:p text:style-name="P13"><text:span text:style-name="T72">complex128</text:span><text:span text:style-name="T70"> </text:span><text:span text:style-name="T72">complex64</text:span><text:span text:style-name="T70"> ~ комплексные числа:</text:span></text:p>
            <text:p text:style-name="P13"><text:span text:style-name="T70"/></text:p>
            <text:p text:style-name="P13"><text:span text:style-name="T70"><text:tab/></text:span><text:span text:style-name="T70">var x complex128 = complex(2, 3) // 2+3i </text:span></text:p>
            <text:p text:style-name="P13"><text:span text:style-name="T70"><text:tab/></text:span><text:span text:style-name="T70">var y complex128 = complex(4, 5) // 4+5i</text:span></text:p>
            <text:p text:style-name="P13"><text:span text:style-name="T70"><text:tab/></text:span><text:span text:style-name="T70">fmt.Println(x*y) // "(-7+22i)"</text:span></text:p>
            <text:p text:style-name="P13"><text:span text:style-name="T70"><text:tab/></text:span><text:span text:style-name="T70">fmt.Println(real(x*y)) // "-7"</text:span></text:p>
            <text:p text:style-name="P13"><text:span text:style-name="T70"><text:tab/></text:span><text:span text:style-name="T70">fmt.Println(imag(x*y)) // "22"</text:span></text:p>
            <text:p text:style-name="P13"><text:span text:style-name="T70"/></text:p>
            <text:p text:style-name="P13"><text:span text:style-name="T119"><text:tab/></text:span><text:span text:style-name="T119">n := 2</text:span><text:span text:style-name="T120">i</text:span><text:span text:style-name="T119"><text:tab/></text:span><text:span text:style-name="T119"><text:tab/></text:span><text:span text:style-name="T119">// imaginary literal: a complex number with a zero real component </text:span></text:p>
            <text:p text:style-name="P13"><text:span text:style-name="T70"><text:tab/></text:span><text:span text:style-name="T70">fmt.Println(n) // (0+2i)</text:span></text:p>
            <text:p text:style-name="P13"><text:span text:style-name="T70"/></text:p>
            <text:p text:style-name="P13"><text:span text:style-name="T70"><text:tab/></text:span><text:span text:style-name="T70">var c complex64 = 1 // </text:span></text:p>
            <text:p text:style-name="P13"><text:span text:style-name="T70"><text:tab/></text:span><text:span text:style-name="T70">fmt.Println(c) // (1+0i)</text:span></text:p>
            <text:p text:style-name="P13"><text:span text:style-name="T70"/></text:p>
            <text:p text:style-name="P13"><text:span text:style-name="T70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N]array // массив</text:span></text:p>
          </draw:text-box>
        </draw:frame>
        <draw:frame draw:style-name="gr54" draw:text-style-name="P47" draw:layer="layout" svg:width="26.8cm" svg:height="13.1cm" svg:x="0.6cm" svg:y="2.1cm">
          <draw:text-box>
            <text:p text:style-name="P13"><text:span text:style-name="T121">Массив фиксированной длины:</text:span></text:p>
            <text:p text:style-name="P13"><text:span text:style-name="T122"><text:tab/></text:span><text:span text:style-name="T123">var </text:span><text:span text:style-name="T114">array</text:span><text:span text:style-name="T123"> </text:span><text:span text:style-name="T122">[</text:span><text:span text:style-name="T114">размер</text:span><text:span text:style-name="T115">]</text:span><text:span text:style-name="T124">Type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81">// массив типа </text:span><text:span text:style-name="T83">[</text:span><text:span text:style-name="T125">размер</text:span><text:span text:style-name="T83">]</text:span><text:span text:style-name="T126">Type</text:span></text:p>
            <text:p text:style-name="P13"><text:span text:style-name="T122"><text:tab/></text:span><text:span text:style-name="T123">var </text:span><text:span text:style-name="T114">array</text:span><text:span text:style-name="T123"> </text:span><text:span text:style-name="T122">[</text:span><text:span text:style-name="T114">размер</text:span><text:span text:style-name="T115">]</text:span><text:span text:style-name="T124">Type</text:span><text:span text:style-name="T115"><text:tab/></text:span><text:span text:style-name="T115"> {</text:span><text:span text:style-name="T114">initial</text:span><text:span text:style-name="T115">,</text:span><text:span text:style-name="T114"> values</text:span><text:span text:style-name="T115">}</text:span><text:span text:style-name="T115"><text:tab/></text:span></text:p>
            <text:p text:style-name="P13"><text:span text:style-name="T82"><text:tab/></text:span><text:span text:style-name="T125">array</text:span><text:span text:style-name="T82">[</text:span><text:span text:style-name="T125">index</text:span><text:span text:style-name="T82">] = </text:span><text:span text:style-name="T125">value</text:span></text:p>
            <text:p text:style-name="P13"><text:span text:style-name="T123"/></text:p>
            <text:p text:style-name="P13"><text:span text:style-name="T123"><text:tab/></text:span><text:span text:style-name="T114">array</text:span><text:span text:style-name="T81"> := </text:span><text:span text:style-name="T115">[</text:span><text:span text:style-name="T114">размер</text:span><text:span text:style-name="T115">]</text:span><text:span text:style-name="T124">Type</text:span><text:span text:style-name="T115">{</text:span><text:span text:style-name="T125">index1</text:span><text:span text:style-name="T117">:</text:span><text:span text:style-name="T82"> </text:span><text:span text:style-name="T125">value1</text:span><text:span text:style-name="T117">,</text:span><text:span text:style-name="T125"> index2</text:span><text:span text:style-name="T117">:</text:span><text:span text:style-name="T125"> value2</text:span><text:span text:style-name="T83">}</text:span></text:p>
            <text:p text:style-name="P13"><text:span text:style-name="T81"/></text:p>
            <text:p text:style-name="P13"><text:span text:style-name="T115"><text:tab/></text:span><text:span text:style-name="T115">len(</text:span><text:span text:style-name="T114">array</text:span><text:span text:style-name="T115">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длина = размер массива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N]array // массив</text:span></text:p>
          </draw:text-box>
        </draw:frame>
        <draw:frame draw:style-name="gr55" draw:text-style-name="P47" draw:layer="layout" svg:width="26.8cm" svg:height="13.1cm" svg:x="0.6cm" svg:y="2.1cm">
          <draw:text-box>
            <text:p text:style-name="P13"><text:span text:style-name="T115"><text:tab/></text:span><text:span text:style-name="T81">var ipAddress </text:span><text:span text:style-name="T115">[</text:span><text:span text:style-name="T81">4</text:span><text:span text:style-name="T115">]int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81">// массив типа </text:span><text:span text:style-name="T83">[</text:span><text:span text:style-name="T116">4</text:span><text:span text:style-name="T83">]int</text:span></text:p>
            <text:p text:style-name="P13"><text:span text:style-name="T115"><text:tab/></text:span><text:span text:style-name="T81">ipAddress = [4]int{8,8,8,8}</text:span></text:p>
            <text:p text:style-name="P13"><text:span text:style-name="T81"><text:tab/></text:span><text:span text:style-name="T81">fmt.Printf("%T %v \n", ipAddress, ipAddress)</text:span><text:span text:style-name="T81"><text:tab/></text:span><text:span text:style-name="T81">// [4]int [8 8 8 8]</text:span><text:span text:style-name="T81"><text:tab/></text:span></text:p>
            <text:p text:style-name="P13"><text:span text:style-name="T81"/></text:p>
            <text:p text:style-name="P13"><text:span text:style-name="T81"><text:tab/></text:span><text:span text:style-name="T81">numbers := </text:span><text:span text:style-name="T115">[...]</text:span><text:span text:style-name="T81">int{3:25, 8:42}</text:span><text:span text:style-name="T81"><text:tab/></text:span><text:span text:style-name="T81"><text:tab/></text:span><text:span text:style-name="T81"><text:tab/></text:span><text:span text:style-name="T81"><text:tab/></text:span><text:span text:style-name="T81">// [0 0 0 25 0 0 0 0 42] </text:span></text:p>
            <text:p text:style-name="P13"><text:span text:style-name="T81"/></text:p>
            <text:p text:style-name="P13"><text:span text:style-name="T82"><text:tab/></text:span><text:span text:style-name="T82">months := </text:span><text:span text:style-name="T83">[</text:span><text:span text:style-name="T127">...</text:span><text:span text:style-name="T83">]string{</text:span><text:span text:style-name="T82"> <text:s text:c="21"/>// размер берётся из значений</text:span></text:p>
            <text:p text:style-name="P13"><text:span text:style-name="T82"><text:tab/></text:span><text:span text:style-name="T82"><text:tab/></text:span><text:span text:style-name="T82">1:"Jan", 2:"Feb", 3:"Mar", 4:"Apr", 5:"May", 6:"Jun",</text:span></text:p>
            <text:p text:style-name="P13"><text:span text:style-name="T82"><text:tab/></text:span><text:span text:style-name="T82"><text:tab/></text:span><text:span text:style-name="T82">7:"Jul", 8:"Aug", 9:"Sep", 10:"Oct", 11:"Nov", 12: "Dec"</text:span><text:span text:style-name="T128">,</text:span><text:span text:style-name="T82"> // нужна!</text:span></text:p>
            <text:p text:style-name="P13"><text:span text:style-name="T82"><text:tab/></text:span><text:span text:style-name="T83">}</text:span></text:p>
            <text:p text:style-name="P13"><text:span text:style-name="T82"><text:tab/></text:span><text:span text:style-name="T82">fmt.Printf("%T \n", months)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[13]string</text:span></text:p>
            <text:p text:style-name="P13"><text:span text:style-name="T82"/></text:p>
            <text:p text:style-name="P13"><text:span text:style-name="T82">[32]byte</text:span></text:p>
            <text:p text:style-name="P13"><text:span text:style-name="T82">[2*N] struct { x, y int32 }</text:span></text:p>
            <text:p text:style-name="P13"><text:span text:style-name="T82">[1000]*float64</text:span></text:p>
            <text:p text:style-name="P13"><text:span text:style-name="T82">[2][2][2]float64</text:span><text:span text:style-name="T82"><text:tab/></text:span><text:span text:style-name="T82">// same as [2]([2]([2]float64))</text:span></text:p>
            <text:p text:style-name="P13"><text:span text:style-name="T82">[10]func(a, b int) int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 ]slice // срез</text:span></text:p>
          </draw:text-box>
        </draw:frame>
        <draw:frame draw:style-name="gr56" draw:text-style-name="P47" draw:layer="layout" svg:width="26.8cm" svg:height="13.1cm" svg:x="0.6cm" svg:y="2.1cm">
          <draw:text-box>
            <text:p text:style-name="P13"><text:span text:style-name="T121">Динамический массив изменяемой длины:</text:span></text:p>
            <text:p text:style-name="P13"><text:span text:style-name="T81"><text:tab/></text:span><text:span text:style-name="T81">var</text:span><text:span text:style-name="T81"><text:tab/></text:span><text:span text:style-name="T114">slice</text:span><text:span text:style-name="T81"> = </text:span><text:span text:style-name="T115">[]</text:span><text:span text:style-name="T124">Type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81">// у среза есть underlying array</text:span></text:p>
            <text:p text:style-name="P13"><text:span text:style-name="T81"/></text:p>
            <text:p text:style-name="P13"><text:span text:style-name="T81"><text:tab/></text:span><text:span text:style-name="T114">slice</text:span><text:span text:style-name="T81"> = </text:span><text:span text:style-name="T115">make</text:span><text:span text:style-name="T81">([]</text:span><text:span text:style-name="T114">Type</text:span><text:span text:style-name="T81">, </text:span><text:span text:style-name="T114">length</text:span><text:span text:style-name="T81">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выделить память под срез</text:span></text:p>
            <text:p text:style-name="P13"><text:span text:style-name="T81"><text:tab/></text:span><text:span text:style-name="T114">slice</text:span><text:span text:style-name="T81"> = </text:span><text:span text:style-name="T115">make</text:span><text:span text:style-name="T81">([]</text:span><text:span text:style-name="T114">Type</text:span><text:span text:style-name="T81">, </text:span><text:span text:style-name="T114">length</text:span><text:span text:style-name="T81">, </text:span><text:span text:style-name="T114">capacity</text:span><text:span text:style-name="T81">)</text:span><text:span text:style-name="T81"><text:tab/></text:span><text:span text:style-name="T81"><text:tab/></text:span><text:span text:style-name="T81">//</text:span></text:p>
            <text:p text:style-name="P13"><text:span text:style-name="T81"><text:tab/></text:span><text:span text:style-name="T114">slice</text:span><text:span text:style-name="T81"> = </text:span><text:span text:style-name="T115">make</text:span><text:span text:style-name="T81">([]</text:span><text:span text:style-name="T114">Type</text:span><text:span text:style-name="T81">, </text:span><text:span text:style-name="T114">capacity</text:span><text:span text:style-name="T81">)[:</text:span><text:span text:style-name="T114">length</text:span><text:span text:style-name="T81">]</text:span><text:span text:style-name="T81"><text:tab/></text:span><text:span text:style-name="T81"><text:tab/></text:span><text:span text:style-name="T81">// то же, что предыдущее</text:span><text:span text:style-name="T81"><text:tab/></text:span><text:span text:style-name="T81"><text:tab/></text:span></text:p>
            <text:p text:style-name="P13"><text:span text:style-name="T81"/></text:p>
            <text:p text:style-name="P13"><text:span text:style-name="T81"><text:tab/></text:span><text:span text:style-name="T115">len</text:span><text:span text:style-name="T81">(</text:span><text:span text:style-name="T114">slice</text:span><text:span text:style-name="T81">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текущий размер среза</text:span></text:p>
            <text:p text:style-name="P13"><text:span text:style-name="T81"><text:tab/></text:span><text:span text:style-name="T115">cap</text:span><text:span text:style-name="T81">(</text:span><text:span text:style-name="T114">slice</text:span><text:span text:style-name="T81">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предельная ёмкость среза</text:span></text:p>
            <text:p text:style-name="P13"><text:span text:style-name="T81"/></text:p>
            <text:p text:style-name="P13"><text:span text:style-name="T81"><text:tab/></text:span><text:span text:style-name="T114">slice</text:span><text:span text:style-name="T81"> = </text:span><text:span text:style-name="T115">append</text:span><text:span text:style-name="T81">(</text:span><text:span text:style-name="T114">slice</text:span><text:span text:style-name="T81">, </text:span><text:span text:style-name="T114">element1, element2</text:span><text:span text:style-name="T81">)</text:span><text:span text:style-name="T81"><text:tab/></text:span><text:span text:style-name="T81">// добавить данные к срезу</text:span></text:p>
            <text:p text:style-name="P13"><text:span text:style-name="T81"><text:tab/></text:span></text:p>
            <text:p text:style-name="P13"><text:span text:style-name="T81"><text:tab/></text:span><text:span text:style-name="T115">copy</text:span><text:span text:style-name="T81">(</text:span><text:span text:style-name="T114">newSlice</text:span><text:span text:style-name="T81">, </text:span><text:span text:style-name="T114">slice</text:span><text:span text:style-name="T81">) 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встроенная функция копирования</text:span></text:p>
            <text:p text:style-name="P13"><text:span text:style-name="T81"/></text:p>
            <text:p text:style-name="P13"><text:span text:style-name="T81"/></text:p>
            <text:p text:style-name="P13"><text:span text:style-name="T82"/></text:p>
            <text:p text:style-name="P13"><text:span text:style-name="T121"/></text:p>
            <text:p text:style-name="P13"><text:span text:style-name="T121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 ]slice // срез</text:span></text:p>
          </draw:text-box>
        </draw:frame>
        <draw:frame draw:style-name="gr57" draw:text-style-name="P47" draw:layer="layout" svg:width="26.8cm" svg:height="13.1cm" svg:x="0.6cm" svg:y="2.1cm">
          <draw:text-box>
            <text:p text:style-name="P13"><text:span text:style-name="T129"/></text:p>
            <text:p text:style-name="P13"><text:span text:style-name="T82"><text:tab/></text:span><text:span text:style-name="T82">var s []int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len(s) == 0, s == nil </text:span></text:p>
            <text:p text:style-name="P13"><text:span text:style-name="T82"><text:tab/></text:span><text:span text:style-name="T82">s = nil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len(s) == 0, s == nil </text:span></text:p>
            <text:p text:style-name="P13"><text:span text:style-name="T82"><text:tab/></text:span><text:span text:style-name="T82">s = []int(nil)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len(s) == 0, s == nil </text:span></text:p>
            <text:p text:style-name="P13"><text:span text:style-name="T82"><text:tab/></text:span><text:span text:style-name="T82">s = []int{}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len(s) == 0, s != nil</text:span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2"/></text:p>
            <text:p text:style-name="P13"><text:span text:style-name="T121"/></text:p>
            <text:p text:style-name="P13"><text:span text:style-name="T121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пользовательские</text:span></text:p>
          </draw:text-box>
        </draw:frame>
        <draw:frame draw:style-name="gr58" draw:text-style-name="P14" draw:layer="layout" svg:width="26.8cm" svg:height="13cm" svg:x="0.6cm" svg:y="2.2cm">
          <draw:text-box>
            <text:p text:style-name="P13"><text:span text:style-name="T83">type</text:span><text:span text:style-name="T82"> ~ определение нового типа, часто как ограничение базового (underlying)</text:span></text:p>
            <text:p text:style-name="P13"><text:span text:style-name="T82"><text:tab/></text:span><text:span text:style-name="T83">type</text:span><text:span text:style-name="T82"> </text:span><text:span text:style-name="T125">NewTypeName</text:span><text:span text:style-name="T82"> </text:span><text:span text:style-name="T125">UnderlyingType</text:span><text:span text:style-name="T82"> </text:span></text:p>
            <text:p text:style-name="P13"><text:span text:style-name="T82"/></text:p>
            <text:p text:style-name="P13"><text:span text:style-name="T123"><text:tab/></text:span><text:span text:style-name="T122">type</text:span><text:span text:style-name="T123"> </text:span><text:span text:style-name="T130">Celsius</text:span><text:span text:style-name="T81"> float32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</text:span><text:span text:style-name="T114">Celsius</text:span><text:span text:style-name="T82"> с базовым типом float32</text:span></text:p>
            <text:p text:style-name="P13"><text:span text:style-name="T81"><text:tab/></text:span><text:span text:style-name="T81">var t </text:span><text:span text:style-name="T130">Celsius</text:span><text:span text:style-name="T125"> </text:span><text:span text:style-name="T82">= 0.0</text:span></text:p>
            <text:p text:style-name="P13"><text:span text:style-name="T82"><text:tab/></text:span><text:span text:style-name="T82">const </text:span><text:span text:style-name="T125">AbsoluteZeroC</text:span><text:span text:style-name="T82"> </text:span><text:span text:style-name="T131">Celsius</text:span><text:span text:style-name="T82"> = -273.15</text:span></text:p>
            <text:p text:style-name="P13"><text:span text:style-name="T81"/></text:p>
            <text:p text:style-name="P13"><text:span text:style-name="T81"><text:tab/></text:span><text:span text:style-name="T81">var f float32 = 0.0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</text:span><text:span text:style-name="T114">Celsius</text:span><text:span text:style-name="T82"> и float32 – разные типы</text:span></text:p>
            <text:p text:style-name="P13"><text:span text:style-name="T81"><text:tab/></text:span><text:span text:style-name="T81">if t == </text:span><text:span text:style-name="T130">Celsius</text:span><text:span text:style-name="T82">(f)) { }</text:span><text:span text:style-name="T82"><text:tab/></text:span><text:span text:style-name="T82"><text:tab/></text:span><text:span text:style-name="T82"><text:tab/></text:span><text:span text:style-name="T82"><text:tab/></text:span><text:span text:style-name="T82">// поэтому нужно преобразование</text:span></text:p>
            <text:p text:style-name="P13"><text:span text:style-name="T82"/></text:p>
            <text:p text:style-name="P13"><text:span text:style-name="T114">Type</text:span><text:span text:style-name="T123">(</text:span><text:span text:style-name="T114">value</text:span><text:span text:style-name="T81">)</text:span><text:span text:style-name="T9"> ~ преобразование значения </text:span><text:span text:style-name="T114">value</text:span><text:span text:style-name="T9"> к типу </text:span><text:span text:style-name="T114">Type</text:span></text:p>
            <text:p text:style-name="P13"><text:span text:style-name="T82"/></text:p>
            <text:p text:style-name="P13"><text:span text:style-name="T81"><text:tab/></text:span><text:span text:style-name="T81">func C2F (c </text:span><text:span text:style-name="T130">Celsius</text:span><text:span text:style-name="T81">) float32 {</text:span><text:span text:style-name="T81"><text:tab/></text:span><text:span text:style-name="T81"><text:tab/></text:span><text:span text:style-name="T81">// принимает только значения </text:span><text:span text:style-name="T114">Celsius</text:span></text:p>
            <text:p text:style-name="P13"><text:span text:style-name="T81"><text:tab/></text:span><text:span text:style-name="T81">}</text:span></text:p>
            <text:p text:style-name="P13"><text:span text:style-name="T81"/></text:p>
            <text:p text:style-name="P13"><text:span text:style-name="T81"><text:tab/></text:span><text:span text:style-name="T115">type</text:span><text:span text:style-name="T81"> </text:span><text:span text:style-name="T114">IPv4</text:span><text:span text:style-name="T81"> [4]int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массив из 4-х целых </text:span></text:p>
            <text:p text:style-name="P13"><text:span text:style-name="T81"><text:tab/></text:span><text:span text:style-name="T81">var localhost </text:span><text:span text:style-name="T114">IPv4</text:span><text:span text:style-name="T81"> = </text:span><text:span text:style-name="T114">IPv4</text:span><text:span text:style-name="T81"> {127, 0, 0, 1}</text:span></text:p>
            <text:p text:style-name="P13"><text:span text:style-name="T81"><text:tab/></text:span><text:span text:style-name="T81">localhost := </text:span><text:span text:style-name="T114">IPv4</text:span><text:span text:style-name="T81"> {127, 0, 0, 1}</text:span><text:span text:style-name="T81"><text:tab/></text:span><text:span text:style-name="T81"><text:tab/></text:span><text:span text:style-name="T81"><text:tab/></text:span><text:span text:style-name="T81">// краткая запись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пользовательские</text:span></text:p>
          </draw:text-box>
        </draw:frame>
        <draw:frame draw:style-name="gr59" draw:text-style-name="P14" draw:layer="layout" svg:width="26.8cm" svg:height="13.1cm" svg:x="0.6cm" svg:y="2.1cm">
          <draw:text-box>
            <text:p text:style-name="P13"><text:span text:style-name="T82">Type aliasing: an alias name T1—an alternate spelling—for the type denoted by T2; that is, both T1 and T2 denote the same type.</text:span></text:p>
            <text:p text:style-name="P13"><text:span text:style-name="T82"/></text:p>
            <text:p text:style-name="P13"><text:span text:style-name="T82"><text:tab/></text:span><text:span text:style-name="T83">type</text:span><text:span text:style-name="T82"> </text:span><text:span text:style-name="T125">T1 = T2</text:span></text:p>
            <text:p text:style-name="P13"><text:span text:style-name="T125"/></text:p>
            <text:p text:style-name="P13"><text:span text:style-name="T125">//</text:span><text:span text:style-name="T125"><text:tab/></text:span><text:span text:style-name="T117">type</text:span><text:span text:style-name="T125"> T1 T2</text:span></text:p>
            <text:p text:style-name="P13"><text:span text:style-name="T125"/></text:p>
            <text:p text:style-name="P13"><text:span text:style-name="T125"/></text:p>
            <text:p text:style-name="P13"><text:span text:style-name="T116">type Weekday int</text:span></text:p>
            <text:p text:style-name="P13"><text:span text:style-name="T116">const (</text:span></text:p>
            <text:p text:style-name="P13"><text:span text:style-name="T116"><text:tab/></text:span><text:span text:style-name="T116">Sunday Weekday = </text:span><text:span text:style-name="T117">iota</text:span></text:p>
            <text:p text:style-name="P13"><text:span text:style-name="T116"><text:tab/></text:span><text:span text:style-name="T116">Monday </text:span><text:span text:style-name="T116"><text:tab/></text:span><text:span text:style-name="T116">Tuesday Wednesday Thursday Friday Saturday )</text:span></text:p>
            <text:p text:style-name="P13"><text:span text:style-name="T81">fmt.Println(</text:span><text:span text:style-name="T116">Sunday,Monday,Tuesday,Wednesday,Thursday,Friday,Saturday)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struct</text:span></text:p>
          </draw:text-box>
        </draw:frame>
        <draw:frame draw:style-name="gr60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83">struct</text:span><text:span text:style-name="T82"> ~ структура: набор разнотипных полей, аналог класса</text:span></text:p>
            <text:p text:style-name="P13"><text:span text:style-name="T82"/></text:p>
            <text:p text:style-name="P13"><text:span text:style-name="T81"><text:tab/></text:span><text:span text:style-name="T81">type </text:span><text:span text:style-name="T115">struct</text:span><text:span text:style-name="T81"> </text:span><text:span text:style-name="T125">Structure</text:span><text:span text:style-name="T116"> </text:span><text:span text:style-name="T117">{</text:span></text:p>
            <text:p text:style-name="P13"><text:span text:style-name="T116"><text:tab/></text:span><text:span text:style-name="T116"><text:tab/></text:span><text:span text:style-name="T125">field1</text:span><text:span text:style-name="T116"> </text:span><text:span text:style-name="T125">Type</text:span></text:p>
            <text:p text:style-name="P13"><text:span text:style-name="T116"><text:tab/></text:span><text:span text:style-name="T116"><text:tab/></text:span><text:span text:style-name="T125">field2, field3</text:span><text:span text:style-name="T116"> </text:span><text:span text:style-name="T125">Type2</text:span></text:p>
            <text:p text:style-name="P13"><text:span text:style-name="T116"><text:tab/></text:span><text:span text:style-name="T117">}</text:span></text:p>
            <text:p text:style-name="P13"><text:span text:style-name="T82"/></text:p>
            <text:p text:style-name="P13"><text:span text:style-name="T82"><text:tab/></text:span><text:span text:style-name="T82">s := </text:span><text:span text:style-name="T83">struct</text:span><text:span text:style-name="T82"> </text:span><text:span text:style-name="T125">Structure</text:span><text:span text:style-name="T82"> </text:span><text:span text:style-name="T83">{</text:span></text:p>
            <text:p text:style-name="P13"><text:span text:style-name="T82"><text:tab/></text:span><text:span text:style-name="T82"><text:tab/></text:span><text:span text:style-name="T125">field1</text:span><text:span text:style-name="T82"> </text:span><text:span text:style-name="T125">Type</text:span></text:p>
            <text:p text:style-name="P13"><text:span text:style-name="T82"><text:tab/></text:span><text:span text:style-name="T82"><text:tab/></text:span><text:span text:style-name="T125">field2, field3</text:span><text:span text:style-name="T82"> </text:span><text:span text:style-name="T125">Type2</text:span></text:p>
            <text:p text:style-name="P13"><text:span text:style-name="T82"><text:tab/></text:span><text:span text:style-name="T83">}</text:span></text:p>
            <text:p text:style-name="P13"><text:span text:style-name="T82"/></text:p>
            <text:p text:style-name="P13"><text:span text:style-name="T82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struct: field tags</text:span></text:p>
          </draw:text-box>
        </draw:frame>
        <draw:frame draw:style-name="gr61" draw:text-style-name="P48" draw:layer="layout" svg:width="26.8cm" svg:height="13.1cm" svg:x="0.6cm" svg:y="2.1cm">
          <draw:text-box>
            <text:p text:style-name="P13"><text:span text:style-name="T19">import (</text:span></text:p>
            <text:p text:style-name="P13"><text:span text:style-name="T19"><text:tab/></text:span><text:span text:style-name="T19">"fmt"</text:span></text:p>
            <text:p text:style-name="P13"><text:span text:style-name="T19"><text:tab/></text:span><text:span text:style-name="T19">"reflect"</text:span></text:p>
            <text:p text:style-name="P13"><text:span text:style-name="T19">)</text:span></text:p>
            <text:p text:style-name="P13"><text:span text:style-name="T19"/></text:p>
            <text:p text:style-name="P13"><text:span text:style-name="T19">func main() {</text:span></text:p>
            <text:p text:style-name="P13"><text:span text:style-name="T19"><text:tab/></text:span><text:span text:style-name="T19">type User struct {</text:span></text:p>
            <text:p text:style-name="P13"><text:span text:style-name="T19"><text:tab/></text:span><text:span text:style-name="T19"><text:tab/></text:span><text:span text:style-name="T19">Name <text:s/>string `mytag:"MyName"`</text:span></text:p>
            <text:p text:style-name="P13"><text:span text:style-name="T19"><text:tab/></text:span><text:span text:style-name="T19"><text:tab/></text:span><text:span text:style-name="T19">Email string `mytag:"MyEmail"`</text:span></text:p>
            <text:p text:style-name="P13"><text:span text:style-name="T19"><text:tab/></text:span><text:span text:style-name="T19">}</text:span></text:p>
            <text:p text:style-name="P13"><text:span text:style-name="T19"/></text:p>
            <text:p text:style-name="P13"><text:span text:style-name="T19"><text:tab/></text:span><text:span text:style-name="T19">u := User{"Bob", "bob@mycompany.com"}</text:span></text:p>
            <text:p text:style-name="P13"><text:span text:style-name="T19"><text:tab/></text:span><text:span text:style-name="T19">t := reflect.TypeOf(u)</text:span></text:p>
            <text:p text:style-name="P13"><text:span text:style-name="T19"/></text:p>
            <text:p text:style-name="P13"><text:span text:style-name="T19"><text:tab/></text:span><text:span text:style-name="T19">for _, fieldName := range []string{"Name", "Email"} {</text:span></text:p>
            <text:p text:style-name="P13"><text:span text:style-name="T19"><text:tab/></text:span><text:span text:style-name="T19"><text:tab/></text:span><text:span text:style-name="T19">field, found := t.FieldByName(fieldName)</text:span></text:p>
            <text:p text:style-name="P13"><text:span text:style-name="T19"><text:tab/></text:span><text:span text:style-name="T19"><text:tab/></text:span><text:span text:style-name="T19">if !found {</text:span></text:p>
            <text:p text:style-name="P13"><text:span text:style-name="T19"><text:tab/></text:span><text:span text:style-name="T19"><text:tab/></text:span><text:span text:style-name="T19"><text:tab/></text:span><text:span text:style-name="T19">continue</text:span></text:p>
            <text:p text:style-name="P13"><text:span text:style-name="T19"><text:tab/></text:span><text:span text:style-name="T19"><text:tab/></text:span><text:span text:style-name="T19">}</text:span></text:p>
            <text:p text:style-name="P13"><text:span text:style-name="T19"><text:tab/></text:span><text:span text:style-name="T19"><text:tab/></text:span><text:span text:style-name="T19">fmt.Printf("\nField: User.%s\n", fieldName)</text:span></text:p>
            <text:p text:style-name="P13"><text:span text:style-name="T19"><text:tab/></text:span><text:span text:style-name="T19"><text:tab/></text:span><text:span text:style-name="T19">fmt.Printf("\tWhole tag value : %q\n", field.Tag)</text:span></text:p>
            <text:p text:style-name="P13"><text:span text:style-name="T19"><text:tab/></text:span><text:span text:style-name="T19"><text:tab/></text:span><text:span text:style-name="T19">fmt.Printf("\tValue of 'mytag': %q\n", field.Tag.Get("mytag"))</text:span></text:p>
            <text:p text:style-name="P13"><text:span text:style-name="T19"><text:tab/></text:span><text:span text:style-name="T19">}</text:span></text:p>
            <text:p text:style-name="P13"><text:span text:style-name="T19">}</text:span></text:p>
            <text:p text:style-name="P13"><text:span text:style-name="T19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Ссылочные типы: reference types</text:span></text:p>
          </draw:text-box>
        </draw:frame>
        <draw:frame draw:style-name="gr62" draw:text-style-name="P47" draw:layer="layout" svg:width="26.8cm" svg:height="13.1cm" svg:x="0.6cm" svg:y="2.1cm">
          <draw:text-box>
            <text:p text:style-name="P13"><text:span text:style-name="T81"/></text:p>
            <text:p text:style-name="P13"><text:span text:style-name="T115">pointer</text:span><text:span text:style-name="T82"> ~ указатель: </text:span></text:p>
            <text:p text:style-name="P13"><text:span text:style-name="T82"><text:tab/></text:span><text:span text:style-name="T82"><text:tab/></text:span><text:span text:style-name="T82">p := *Type</text:span></text:p>
            <text:p text:style-name="P13"><text:span text:style-name="T81"/></text:p>
            <text:p text:style-name="P13"><text:span text:style-name="T115">map</text:span><text:span text:style-name="T82"> ~ хэш | ассоциативный массив | словарь: </text:span></text:p>
            <text:p text:style-name="P13"><text:span text:style-name="T82"><text:tab/></text:span><text:span text:style-name="T82"><text:tab/></text:span><text:span text:style-name="T82">m := map[KeyType]ValueType = { key: value }</text:span></text:p>
            <text:p text:style-name="P13"><text:span text:style-name="T81"/></text:p>
            <text:p text:style-name="P13"><text:span text:style-name="T115">slice</text:span><text:span text:style-name="T82"> ~ динамический массив: </text:span></text:p>
            <text:p text:style-name="P13"><text:span text:style-name="T82"><text:tab/></text:span><text:span text:style-name="T82"><text:tab/></text:span><text:span text:style-name="T82">s := []Type</text:span></text:p>
            <text:p text:style-name="P13"><text:span text:style-name="T82"/></text:p>
            <text:p text:style-name="P13"><text:span text:style-name="T115">function</text:span><text:span text:style-name="T82"> ~ функция: </text:span></text:p>
            <text:p text:style-name="P13"><text:span text:style-name="T81"><text:tab/></text:span><text:span text:style-name="T81"><text:tab/></text:span><text:span text:style-name="T115">func</text:span><text:span text:style-name="T81"> </text:span><text:span text:style-name="T114">f</text:span><text:span text:style-name="T81">() { /* код */</text:span><text:span text:style-name="T82"> } </text:span></text:p>
            <text:p text:style-name="P13"><text:span text:style-name="T81"/></text:p>
            <text:p text:style-name="P13"><text:span text:style-name="T83">channel</text:span><text:span text:style-name="T82"> ~ канал: </text:span></text:p>
            <text:p text:style-name="P13"><text:span text:style-name="T82"><text:tab/></text:span><text:span text:style-name="T82"><text:tab/></text:span><text:span text:style-name="T83">chan</text:span><text:span text:style-name="T82"> </text:span><text:span text:style-name="T125">ch</text:span></text:p>
            <text:p text:style-name="P13"><text:span text:style-name="T81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казатели: pointer</text:span></text:p>
          </draw:text-box>
        </draw:frame>
        <draw:frame draw:style-name="gr63" draw:text-style-name="P47" draw:layer="layout" svg:width="26.8cm" svg:height="13.1cm" svg:x="0.6cm" svg:y="2.1cm">
          <draw:text-box>
            <text:p text:style-name="P13"><text:span text:style-name="T81"/></text:p>
            <text:p text:style-name="P13"><text:span text:style-name="T115">pointer</text:span><text:span text:style-name="T82"> ~ указатель: </text:span></text:p>
            <text:p text:style-name="P13"><text:span text:style-name="T82"><text:tab/></text:span><text:span text:style-name="T82"><text:tab/></text:span><text:span text:style-name="T82">p := *Type</text:span></text:p>
            <text:p text:style-name="P13"><text:span text:style-name="T81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Хэши: map</text:span></text:p>
          </draw:text-box>
        </draw:frame>
        <draw:frame draw:style-name="gr64" draw:text-style-name="P47" draw:layer="layout" svg:width="26.8cm" svg:height="13.1cm" svg:x="0.6cm" svg:y="2.1cm">
          <draw:text-box>
            <text:p text:style-name="P13"><text:span text:style-name="T81"/></text:p>
            <text:p text:style-name="P13"><text:span text:style-name="T81"/></text:p>
            <text:p text:style-name="P13"><text:span text:style-name="T115">map</text:span><text:span text:style-name="T82"> ~ хэш | ассоциативный массив | словарь: </text:span></text:p>
            <text:p text:style-name="P13"><text:span text:style-name="T82"><text:tab/></text:span><text:span text:style-name="T82"><text:tab/></text:span><text:span text:style-name="T82">m := map[KeyType]ValueType = { key: value }</text:span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Функции: func</text:span></text:p>
          </draw:text-box>
        </draw:frame>
        <draw:frame draw:style-name="gr65" draw:text-style-name="P14" draw:layer="layout" svg:width="26.8cm" svg:height="13.1cm" svg:x="0.6cm" svg:y="2.1cm">
          <draw:text-box>
            <text:p text:style-name="P13"><text:span text:style-name="T10">Predefined functions: </text:span></text:p>
            <text:p text:style-name="P13"><text:span text:style-name="T10"><text:tab/></text:span><text:span text:style-name="T108">make len cap new append copy close delete complex real imag panic recover</text:span></text:p>
            <text:p text:style-name="P13"><text:span text:style-name="T10"/></text:p>
            <text:p text:style-name="P13"><text:span text:style-name="T10"/></text:p>
            <text:p text:style-name="P13"><text:span text:style-name="T83">func</text:span><text:span text:style-name="T82"> </text:span><text:span text:style-name="T125">functionName</text:span><text:span text:style-name="T83">(</text:span><text:span text:style-name="T125">param1, param2 Type1, param3 Type3</text:span><text:span text:style-name="T83">)</text:span><text:span text:style-name="T82"> </text:span><text:span text:style-name="T125">ReturnType</text:span><text:span text:style-name="T82"> </text:span><text:span text:style-name="T83">{</text:span></text:p>
            <text:p text:style-name="P13"><text:span text:style-name="T114"><text:s text:c="3"/></text:span><text:span text:style-name="T114">/* </text:span><text:span text:style-name="T125">код */</text:span></text:p>
            <text:p text:style-name="P13"><text:span text:style-name="T83">}</text:span></text:p>
            <text:p text:style-name="P13"><text:span text:style-name="T82"/></text:p>
            <text:p text:style-name="P13"><text:span text:style-name="T122">func</text:span><text:span text:style-name="T123"> </text:span><text:span text:style-name="T114">functionName</text:span><text:span text:style-name="T115">(</text:span><text:span text:style-name="T125">p1 T1, p2 T2</text:span><text:span text:style-name="T83">) (</text:span><text:span text:style-name="T125">returnValue1 ReturnType1, rv2 RT2</text:span><text:span text:style-name="T83">)</text:span><text:span text:style-name="T82"> </text:span><text:span text:style-name="T83">{</text:span></text:p>
            <text:p text:style-name="P13"><text:span text:style-name="T114"><text:s text:c="3"/></text:span><text:span text:style-name="T114">/* </text:span><text:span text:style-name="T125">код */</text:span></text:p>
            <text:p text:style-name="P13"><text:span text:style-name="T83">}</text:span></text:p>
            <text:p text:style-name="P13"><text:span text:style-name="T82"/></text:p>
            <text:p text:style-name="P13"><text:span text:style-name="T82"/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етоды: func</text:span></text:p>
          </draw:text-box>
        </draw:frame>
        <draw:frame draw:style-name="gr66" draw:text-style-name="P14" draw:layer="layout" svg:width="26.8cm" svg:height="13.1cm" svg:x="0.6cm" svg:y="2.1cm">
          <draw:text-box>
            <text:p text:style-name="P13"><text:span text:style-name="T10">behavior attached to data through methods </text:span></text:p>
            <text:p text:style-name="P13"><text:span text:style-name="T132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67" draw:text-style-name="P45" draw:layer="layout" svg:width="26.8cm" svg:height="13.1cm" svg:x="0.6cm" svg:y="2.1cm">
          <draw:text-box>
            <text:p text:style-name="P13"><text:span text:style-name="T101">interface</text:span><text:span text:style-name="T73"> – это тип данных (</text:span><text:span text:style-name="T101">any</text:span><text:span text:style-name="T73">), у которого может быть набор методов</text:span></text:p>
            <text:p text:style-name="P13"><text:span text:style-name="T73"/></text:p>
            <text:p text:style-name="P13"><text:span text:style-name="T101">type </text:span><text:span text:style-name="T98">interfaceName</text:span><text:span text:style-name="T101"> interface{}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70">// пустой интерфейс == nil</text:span></text:p>
            <text:p text:style-name="P13"><text:span text:style-name="T73"/></text:p>
            <text:p text:style-name="P13"><text:span text:style-name="T64">type </text:span><text:span text:style-name="T66">Flyer</text:span><text:span text:style-name="T64"> interface { </text:span><text:span text:style-name="T66">fly</text:span><text:span text:style-name="T64">() string }</text:span><text:span text:style-name="T64"><text:tab/></text:span><text:span text:style-name="T64"><text:tab/></text:span><text:span text:style-name="T64"><text:tab/></text:span><text:span text:style-name="T64"> <text:s text:c="3"/>// 1-й интерфейс с методом</text:span></text:p>
            <text:p text:style-name="P13"><text:span text:style-name="T64">type </text:span><text:span text:style-name="T66">Swimmer</text:span><text:span text:style-name="T64"> interface { </text:span><text:span text:style-name="T66">swim</text:span><text:span text:style-name="T64">() string }</text:span><text:span text:style-name="T64"><text:tab/></text:span><text:span text:style-name="T64"> <text:s text:c="7"/>// 2-й интерфейс с методом</text:span></text:p>
            <text:p text:style-name="P13"><text:span text:style-name="T64"/></text:p>
            <text:p text:style-name="P13"><text:span text:style-name="T64">type </text:span><text:span text:style-name="T66">Bird</text:span><text:span text:style-name="T64"> struct { Name string }</text:span><text:span text:style-name="T64"><text:tab/></text:span><text:span text:style-name="T64"><text:tab/></text:span><text:span text:style-name="T64"><text:tab/></text:span><text:span text:style-name="T64"><text:tab/></text:span><text:span text:style-name="T64"> <text:s text:c="3"/>// пользовательский тип </text:span><text:span text:style-name="T66">Bird</text:span></text:p>
            <text:p text:style-name="P13"><text:span text:style-name="T64">func (b *</text:span><text:span text:style-name="T66">Bird</text:span><text:span text:style-name="T64">)</text:span><text:span text:style-name="T66">fly</text:span><text:span text:style-name="T64">() string {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 <text:s text:c="3"/>// реализует метод для типа </text:span><text:span text:style-name="T66">Bird</text:span></text:p>
            <text:p text:style-name="P13"><text:span text:style-name="T64"><text:s text:c="4"/></text:span><text:span text:style-name="T64">return "flying..."</text:span></text:p>
            <text:p text:style-name="P13"><text:span text:style-name="T64">}</text:span></text:p>
            <text:p text:style-name="P13"><text:span text:style-name="T64"/></text:p>
            <text:p text:style-name="P13"><text:span text:style-name="T64">type </text:span><text:span text:style-name="T66">Penguin</text:span><text:span text:style-name="T64"> struct { Name string }</text:span><text:span text:style-name="T64"><text:tab/></text:span><text:span text:style-name="T64"><text:tab/></text:span><text:span text:style-name="T64"><text:tab/></text:span><text:span text:style-name="T64"><text:tab/></text:span><text:span text:style-name="T64">// пользовательский тип </text:span><text:span text:style-name="T66">Penguin</text:span></text:p>
            <text:p text:style-name="P13"><text:span text:style-name="T64">func (f *</text:span><text:span text:style-name="T66">Penguin</text:span><text:span text:style-name="T64">)</text:span><text:span text:style-name="T66">swim</text:span><text:span text:style-name="T64">() string { return "swimming..." }</text:span></text:p>
            <text:p text:style-name="P13"><text:span text:style-name="T64">func (b *</text:span><text:span text:style-name="T66">Penguin</text:span><text:span text:style-name="T64">)</text:span><text:span text:style-name="T66">fly</text:span><text:span text:style-name="T64">() string { return "can’t fly!" }</text:span></text:p>
            <text:p text:style-name="P13"><text:span text:style-name="T64"/></text:p>
            <text:p text:style-name="P13"><text:span text:style-name="T64"><text:tab/></text:span><text:span text:style-name="T64">var s = </text:span><text:span text:style-name="T66">Bird</text:span><text:span text:style-name="T64">{"Sparrow"}</text:span></text:p>
            <text:p text:style-name="P13"><text:span text:style-name="T73"><text:tab/></text:span><text:span text:style-name="T73">var p = </text:span><text:span text:style-name="T98">Penguin</text:span><text:span text:style-name="T73">{"Gentoo"}</text:span></text:p>
            <text:p text:style-name="P13"><text:span text:style-name="T73"><text:tab/></text:span><text:span text:style-name="T73">birds := []</text:span><text:span text:style-name="T98">Flyer</text:span><text:span text:style-name="T73">{&amp;s, &amp;p, &amp;Bird{"Dove"}}</text:span></text:p>
            <text:p text:style-name="P13"><text:span text:style-name="T64"><text:tab/></text:span><text:span text:style-name="T64">for _, b := range birds {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polymorphism</text:span></text:p>
            <text:p text:style-name="P13"><text:span text:style-name="T64"><text:s text:c="4"/></text:span><text:span text:style-name="T64"><text:tab/></text:span><text:span text:style-name="T64"><text:tab/></text:span><text:span text:style-name="T64">fmt.Println(b, b.fly())</text:span></text:p>
            <text:p text:style-name="P13"><text:span text:style-name="T64"><text:tab/></text:span><text:span text:style-name="T6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но</text:span><text:span text:style-name="T62">Go</text:span><text:span text:style-name="T44">задачность</text:span></text:p>
          </draw:text-box>
        </draw:frame>
        <draw:frame draw:style-name="gr68" draw:text-style-name="P47" draw:layer="layout" svg:width="26.8cm" svg:height="13.1cm" svg:x="0.6cm" svg:y="2.1cm">
          <draw:text-box>
            <text:p text:style-name="P13"><text:span text:style-name="T121">CSP (communicating sequential processes)</text:span></text:p>
            <text:p text:style-name="P13"><text:span text:style-name="T121"/></text:p>
            <text:p text:style-name="P13"><text:span text:style-name="T121">Goroutines</text:span></text:p>
            <text:p text:style-name="P13"><text:span text:style-name="T121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Каналы: channel</text:span></text:p>
          </draw:text-box>
        </draw:frame>
        <draw:frame draw:style-name="gr69" draw:text-style-name="P47" draw:layer="layout" svg:width="26.8cm" svg:height="13.1cm" svg:x="0.6cm" svg:y="2.1cm">
          <draw:text-box>
            <text:p text:style-name="P13"><text:span text:style-name="T123">// var </text:span><text:span text:style-name="T114">channelName</text:span><text:span text:style-name="T123"> </text:span><text:span text:style-name="T122">chan</text:span><text:span text:style-name="T123"> </text:span><text:span text:style-name="T114">ValueType</text:span><text:span text:style-name="T81"> // type: </text:span><text:span text:style-name="T82">chan </text:span><text:span text:style-name="T125">ValueType</text:span></text:p>
            <text:p text:style-name="P13"><text:span text:style-name="T82"/></text:p>
            <text:p text:style-name="P13"><text:span text:style-name="T82">var c</text:span><text:span text:style-name="T125">hannel</text:span><text:span text:style-name="T82"> </text:span><text:span text:style-name="T83">chan</text:span><text:span text:style-name="T82"> string</text:span><text:span text:style-name="T82"><text:tab/></text:span><text:span text:style-name="T82"><text:tab/></text:span><text:span text:style-name="T82">// declare a channel: value is nil</text:span></text:p>
            <text:p text:style-name="P13"><text:span text:style-name="T82">ch := make(</text:span><text:span text:style-name="T83">chan</text:span><text:span text:style-name="T82"> int)</text:span><text:span text:style-name="T82"><text:tab/></text:span><text:span text:style-name="T82"><text:tab/></text:span><text:span text:style-name="T82"><text:tab/></text:span><text:span text:style-name="T82">// create a channel for int value</text:span></text:p>
            <text:p text:style-name="P13"><text:span text:style-name="T81">five := make(</text:span><text:span text:style-name="T115">chan</text:span><text:span text:style-name="T81"> string, 5)</text:span><text:span text:style-name="T81"><text:tab/></text:span><text:span text:style-name="T81">// </text:span><text:span text:style-name="T82">create a channel for 5 strings maximum</text:span></text:p>
            <text:p text:style-name="P13"><text:span text:style-name="T82"/></text:p>
            <text:p text:style-name="P13"><text:span text:style-name="T125">in</text:span><text:span text:style-name="T82"> := make(</text:span><text:span text:style-name="T83">chan</text:span><text:span text:style-name="T82">&lt;- data_type) <text:s/>// The channel is send-only</text:span></text:p>
            <text:p text:style-name="P13"><text:span text:style-name="T125">out</text:span><text:span text:style-name="T82"> := make(&lt;-</text:span><text:span text:style-name="T83">chan</text:span><text:span text:style-name="T82"> data_type) // The channel is receive-only </text:span></text:p>
            <text:p text:style-name="P13"><text:span text:style-name="T125"/></text:p>
            <text:p text:style-name="P13"><text:span text:style-name="T125">ch</text:span><text:span text:style-name="T82"> &lt;- element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write to channel</text:span></text:p>
            <text:p text:style-name="P13"><text:span text:style-name="T81">element := &lt;-</text:span><text:span text:style-name="T114">ch</text:span><text:span text:style-name="T81"><text:tab/></text:span><text:span text:style-name="T81"><text:tab/></text:span><text:span text:style-name="T81"><text:tab/></text:span><text:span text:style-name="T81"><text:tab/></text:span><text:span text:style-name="T81">// read from channel</text:span></text:p>
            <text:p text:style-name="P13"><text:span text:style-name="T81"/></text:p>
            <text:p text:style-name="P13"><text:span text:style-name="T81">e, ok:= &lt;-</text:span><text:span text:style-name="T114">ch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read from channel and check if it’s opened </text:span></text:p>
            <text:p text:style-name="P13"><text:span text:style-name="T81"/></text:p>
            <text:p text:style-name="P13"><text:span text:style-name="T133">for el := </text:span><text:span text:style-name="T83">range</text:span><text:span text:style-name="T133"> </text:span><text:span text:style-name="T134">ch</text:span><text:span text:style-name="T133"> { </text:span></text:p>
            <text:p text:style-name="P13"><text:span text:style-name="T81"><text:s text:c="8"/></text:span><text:span text:style-name="T81">fmt.Println(el, len(</text:span><text:span text:style-name="T114">ch</text:span><text:span text:style-name="T81">)</text:span><text:span text:style-name="T133">) </text:span></text:p>
            <text:p text:style-name="P13"><text:span text:style-name="T133">}</text:span></text:p>
            <text:p text:style-name="P13"><text:span text:style-name="T81"/></text:p>
            <text:p text:style-name="P13"><text:span text:style-name="T81">close(</text:span><text:span text:style-name="T114">ch</text:span><text:span text:style-name="T81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Инструменты: go command</text:span></text:p>
          </draw:text-box>
        </draw:frame>
        <draw:frame draw:style-name="gr70" draw:text-style-name="P35" draw:layer="layout" svg:width="26.8cm" svg:height="13.1cm" svg:x="0.6cm" svg:y="2.1cm">
          <draw:text-box>
            <text:p text:style-name="P13"><text:span text:style-name="T73"><text:tab/></text:span><text:span text:style-name="T101">go</text:span><text:span text:style-name="T73"> &lt;command&gt; [arguments]</text:span></text:p>
            <text:p text:style-name="P13"><text:span text:style-name="T73">The commands are:</text:span></text:p>
            <text:p text:style-name="P13"><text:span text:style-name="T73"><text:tab/></text:span><text:span text:style-name="T73">bug <text:s text:c="8"/>start a bug report</text:span></text:p>
            <text:p text:style-name="P13"><text:span text:style-name="T73"><text:tab/></text:span><text:span text:style-name="T101">build</text:span><text:span text:style-name="T73"> <text:s text:c="6"/>compile packages and dependencies</text:span></text:p>
            <text:p text:style-name="P13"><text:span text:style-name="T73"><text:tab/></text:span><text:span text:style-name="T73">clean <text:s text:c="6"/>remove object files and cached files</text:span></text:p>
            <text:p text:style-name="P13"><text:span text:style-name="T73"><text:tab/></text:span><text:span text:style-name="T101">doc</text:span><text:span text:style-name="T73"> <text:s text:c="8"/>show documentation for package or symbol</text:span></text:p>
            <text:p text:style-name="P13"><text:span text:style-name="T73"><text:tab/></text:span><text:span text:style-name="T73">env <text:s text:c="8"/>print Go environment information</text:span></text:p>
            <text:p text:style-name="P13"><text:span text:style-name="T73"><text:tab/></text:span><text:span text:style-name="T73">fix <text:s text:c="8"/>update packages to use new APIs</text:span></text:p>
            <text:p text:style-name="P13"><text:span text:style-name="T73"><text:tab/></text:span><text:span text:style-name="T101">fmt</text:span><text:span text:style-name="T73"> <text:s text:c="8"/>gofmt (reformat) package sources</text:span></text:p>
            <text:p text:style-name="P13"><text:span text:style-name="T73"><text:tab/></text:span><text:span text:style-name="T73">generate <text:s text:c="3"/>generate Go files by processing source</text:span></text:p>
            <text:p text:style-name="P13"><text:span text:style-name="T73"><text:tab/></text:span><text:span text:style-name="T101">get</text:span><text:span text:style-name="T73"> <text:s text:c="8"/>add dependencies to current module and install them</text:span></text:p>
            <text:p text:style-name="P13"><text:span text:style-name="T73"><text:tab/></text:span><text:span text:style-name="T101">install</text:span><text:span text:style-name="T73"> <text:s text:c="4"/>compile and install packages and dependencies</text:span></text:p>
            <text:p text:style-name="P13"><text:span text:style-name="T73"><text:tab/></text:span><text:span text:style-name="T73">list <text:s text:c="7"/>list packages or modules</text:span></text:p>
            <text:p text:style-name="P13"><text:span text:style-name="T73"><text:tab/></text:span><text:span text:style-name="T101">mod</text:span><text:span text:style-name="T73"> <text:s text:c="8"/>module maintenance</text:span></text:p>
            <text:p text:style-name="P13"><text:span text:style-name="T73"><text:tab/></text:span><text:span text:style-name="T73">work <text:s text:c="7"/>workspace maintenance</text:span></text:p>
            <text:p text:style-name="P13"><text:span text:style-name="T73"><text:tab/></text:span><text:span text:style-name="T101">run</text:span><text:span text:style-name="T73"> <text:s text:c="8"/>compile and run Go program</text:span></text:p>
            <text:p text:style-name="P13"><text:span text:style-name="T73"><text:tab/></text:span><text:span text:style-name="T73">telemetry <text:s text:c="2"/>manage telemetry data and settings</text:span></text:p>
            <text:p text:style-name="P13"><text:span text:style-name="T73"><text:tab/></text:span><text:span text:style-name="T101">test</text:span><text:span text:style-name="T73"> <text:s text:c="7"/>test packages</text:span></text:p>
            <text:p text:style-name="P13"><text:span text:style-name="T73"><text:tab/></text:span><text:span text:style-name="T73">tool <text:s text:c="7"/>run specified go tool</text:span></text:p>
            <text:p text:style-name="P13"><text:span text:style-name="T73"><text:tab/></text:span><text:span text:style-name="T73">version <text:s text:c="4"/>print Go version</text:span></text:p>
            <text:p text:style-name="P13"><text:span text:style-name="T73"><text:tab/></text:span><text:span text:style-name="T73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Инструменты: IDEs</text:span></text:p>
          </draw:text-box>
        </draw:frame>
        <draw:frame draw:style-name="gr71" draw:text-style-name="P47" draw:layer="layout" svg:width="26.8cm" svg:height="13.1cm" svg:x="0.6cm" svg:y="2.1cm">
          <draw:text-box>
            <text:p text:style-name="P13"><text:span text:style-name="T129"/></text:p>
            <text:p text:style-name="P13"><text:span text:style-name="T135"><text:a xlink:href="https://go.dev/wiki/IDEsAndTextEditorPlugins" xlink:type="simple">▲ IDEs And Text Editor Plugins @ go.dev</text:a></text:span><text:span text:style-name="T135">:</text:span></text:p>
            <text:p text:style-name="P13"><text:span text:style-name="T135"/></text:p>
            <text:list text:style-name="L1">
              <text:list-item>
                <text:p text:style-name="P13"><text:span text:style-name="T136">Visual Studio Code</text:span><text:span text:style-name="T135"> + plug-in (Microsoft)</text:span></text:p>
              </text:list-item>
              <text:list-item>
                <text:p text:style-name="P13"><text:span text:style-name="T136">GoLand</text:span><text:span text:style-name="T135"> (JetBrains)</text:span></text:p>
              </text:list-item>
              <text:list-item>
                <text:p text:style-name="P13"><text:span text:style-name="T136">LiteIDE</text:span><text:span text:style-name="T135"> (open source and cross-platform Go IDE)</text:span></text:p>
              </text:list-item>
              <text:list-item>
                <text:p text:style-name="P13"><text:span text:style-name="T136">jEdit</text:span><text:span text:style-name="T135"> (open-source, cross-platform text editor: Java)</text:span></text:p>
              </text:list-item>
              <text:list-item>
                <text:p text:style-name="P13"><text:span text:style-name="T136">Komodo IDE</text:span><text:span text:style-name="T135"> (cross-platform IDE with built-in Go support)</text:span></text:p>
              </text:list-item>
              <text:list-item>
                <text:p text:style-name="P13"><text:span text:style-name="T136">Komodo Edit</text:span><text:span text:style-name="T135"> + plug-in (cross-platform text editor)</text:span></text:p>
              </text:list-item>
              <text:list-item>
                <text:p text:style-name="P13"><text:span text:style-name="T136">Geany</text:span><text:span text:style-name="T135"> (cross-platform programmer's text editor)</text:span></text:p>
              </text:list-item>
              <text:list-item>
                <text:p text:style-name="P13"><text:span text:style-name="T136">Notepad++</text:span><text:span text:style-name="T135"> (text &amp; source code editor: Windows)</text:span></text:p>
              </text:list-item>
              <text:list-item>
                <text:p text:style-name="P13"><text:span text:style-name="T136">Kate</text:span><text:span text:style-name="T135"> (cross-platform text editor with Go support out-of-the-box: KDE)</text:span></text:p>
              </text:list-item>
              <text:list-item>
                <text:p text:style-name="P13"><text:span text:style-name="T136">Sublime Text</text:span><text:span text:style-name="T135"> (commercial text editor: macOS, Windows, Linux)</text:span></text:p>
              </text:list-item>
              <text:list-item>
                <text:p text:style-name="P13"><text:span text:style-name="T136">TextMate</text:span><text:span text:style-name="T135"> (commercial text editor: macO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нение</text:span></text:p>
          </draw:text-box>
        </draw:frame>
        <draw:frame draw:style-name="gr72" draw:text-style-name="P47" draw:layer="layout" svg:width="26.8cm" svg:height="13.1cm" svg:x="0.6cm" svg:y="2.1cm">
          <draw:text-box>
            <text:p text:style-name="P13"><text:span text:style-name="T137">Области </text:span><text:span text:style-name="T137"><text:a xlink:href="https://github.com/avelino/awesome-go" xlink:type="simple">применения ▲</text:a></text:span><text:span text:style-name="T137"><text:s/>Go:</text:span></text:p>
            <text:list text:style-name="L1">
              <text:list-item>
                <text:p text:style-name="P49"><text:span text:style-name="T138"><text:a xlink:href="https://go.dev/solutions/devops" xlink:type="simple">DevOps &amp; SRE ▲</text:a></text:span><text:span text:style-name="T138"><text:s/>(Development Operations &amp; Site Reliability Engineering)</text:span></text:p>
              </text:list-item>
              <text:list-item>
                <text:p text:style-name="P49"><text:span text:style-name="T138"><text:a xlink:href="https://go.dev/solutions/cloud" xlink:type="simple">Cloud &amp; Distributed Network Services ▲</text:a></text:span><text:span text:style-name="T138"><text:s/></text:span></text:p>
              </text:list-item>
              <text:list-item>
                <text:p text:style-name="P49"><text:span text:style-name="T121"><text:a xlink:href="https://go.dev/solutions/webdev" xlink:type="simple">Web Development ▲</text:a></text:span><text:span text:style-name="T121"><text:s/>(frameworks, toolkits, engines, servers)</text:span></text:p>
              </text:list-item>
              <text:list-item>
                <text:p text:style-name="P49"><text:span text:style-name="T138"><text:a xlink:href="https://go.dev/solutions/clis" xlink:type="simple">System Automation &amp; CLIs ▲</text:a></text:span><text:span text:style-name="T138">, Utilities &amp; Stand-Alone Tools </text:span></text:p>
              </text:list-item>
            </text:list>
            <text:p text:style-name="P13"><text:span text:style-name="T139">Software на Go:</text:span></text:p>
            <text:p text:style-name="P20"><text:span text:style-name="T129"><text:tab/></text:span><text:span text:style-name="T129">Allegro </text:span><text:span text:style-name="T140">(eCommerce)</text:span><text:span text:style-name="T129">, AmneziaWG, </text:span><text:span text:style-name="T141">AKS</text:span><text:span text:style-name="T129"> [Azure Container Service] @ Microsoft, AresDB </text:span><text:span text:style-name="T140">(@ Uber)</text:span><text:span text:style-name="T129">, Buffalo </text:span><text:span text:style-name="T140">(web framework)</text:span><text:span text:style-name="T129">, Caddy </text:span><text:span text:style-name="T140">(web server)</text:span><text:span text:style-name="T129">, CockroachDB, Digger </text:span><text:span text:style-name="T140">(IaC)</text:span><text:span text:style-name="T129">, </text:span><text:span text:style-name="T141">Docker</text:span><text:span text:style-name="T129">, Drone </text:span><text:span text:style-name="T140">(CD)</text:span><text:span text:style-name="T129">, </text:span><text:span text:style-name="T141">DropBox</text:span><text:span text:style-name="T129"> </text:span><text:span text:style-name="T140">(backend)</text:span><text:span text:style-name="T129">, Flamingo </text:span><text:span text:style-name="T140">(web framework)</text:span><text:span text:style-name="T129">, Gin </text:span><text:span text:style-name="T140">(web framework)</text:span><text:span text:style-name="T129">, </text:span><text:span text:style-name="T141">Google Cloud</text:span><text:span text:style-name="T129">, Gorilla </text:span><text:span text:style-name="T140">(web toolkit)</text:span><text:span text:style-name="T129">, </text:span><text:span text:style-name="T141">Grafana</text:span><text:span text:style-name="T129">, Hugo </text:span><text:span text:style-name="T140">(website engine)</text:span><text:span text:style-name="T129">, InfluxDB, JuiceFS, </text:span><text:span text:style-name="T141">Kubernetes</text:span><text:span text:style-name="T129">, LXD </text:span><text:span text:style-name="T140">(@ Canonical)</text:span><text:span text:style-name="T129">, Mattermost </text:span><text:span text:style-name="T140">(messaging platform)</text:span><text:span text:style-name="T129">, </text:span><text:span text:style-name="T141">Prometheus</text:span><text:span text:style-name="T129"> </text:span><text:span text:style-name="T140">(monitoring &amp; alerting toolkit)</text:span><text:span text:style-name="T129">, Rend </text:span><text:span text:style-name="T140">(large scale data caching @ Netflix)</text:span><text:span text:style-name="T129">, </text:span><text:span text:style-name="T141">SoundCloud</text:span><text:span text:style-name="T129">, Soundscape </text:span><text:span text:style-name="T140">(music streaming server)</text:span><text:span text:style-name="T129">, Terraform </text:span><text:span text:style-name="T140">(IaC)</text:span><text:span text:style-name="T129">, Timesheets </text:span><text:span text:style-name="T140">(project management)</text:span><text:span text:style-name="T129">, VITESS </text:span><text:span text:style-name="T140">(@ YouTube)</text:span><text:span text:style-name="T129">, Zabbix agent2, …</text:span></text:p>
            <text:p text:style-name="P20"><text:span text:style-name="T129"/></text:p>
            <text:p text:style-name="P13"><text:span text:style-name="T129"><text:a xlink:href="https://medevel.com/golang-apps-6729/#gsc.tab=0" xlink:type="simple">Top 60+ Open-source Apps Written with Golang in 2024 ▲</text:a></text:span><text:span text:style-name="T129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42">TinyGo</text:span><text:span text:style-name="T44"> </text:span></text:p>
          </draw:text-box>
        </draw:frame>
        <draw:frame draw:style-name="gr73" draw:text-style-name="P47" draw:layer="layout" svg:width="26.8cm" svg:height="13.1cm" svg:x="0.6cm" svg:y="2.1cm">
          <draw:text-box>
            <text:p text:style-name="P13"><text:span text:style-name="T121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ои впечатления от Go </text:span></text:p>
          </draw:text-box>
        </draw:frame>
        <draw:frame draw:style-name="gr74" draw:text-style-name="P47" draw:layer="layout" svg:width="26.8cm" svg:height="13.049cm" svg:x="0.6cm" svg:y="2.1cm">
          <draw:text-box>
            <text:p text:style-name="P13"><text:span text:style-name="T121">Синтаксис простой, но с некоторыми непривычными конструкциями.</text:span></text:p>
            <text:p text:style-name="P13"><text:span text:style-name="T121">Логично спроектирован, предсказуем. Исходники хорошо понимаются.</text:span></text:p>
            <text:p text:style-name="P13"><text:span text:style-name="T121">Непривычно после Ruby: все объявления и преобразования надо делать явно.</text:span></text:p>
            <text:p text:style-name="P13"><text:span text:style-name="T121"/></text:p>
            <text:p text:style-name="P13"><text:span text:style-name="T121">Низкоуровневый, как Си – вспомнил молодость!</text:span></text:p>
            <text:p text:style-name="P13"><text:span text:style-name="T121">Быстро компилируется.</text:span></text:p>
            <text:p text:style-name="P13"><text:span text:style-name="T121">Действительно очень быстро выполняется.</text:span></text:p>
            <text:p text:style-name="P13"><text:span text:style-name="T129"/></text:p>
            <text:p text:style-name="P13"><text:span text:style-name="T129">Очень строгий: </text:span><text:span text:style-name="T121">переменная не используется – код компилироваться не будет!</text:span></text:p>
            <text:p text:style-name="P13"><text:span text:style-name="T121">Strong typing и другие строгости важны для надёжности больших приложений.</text:span></text:p>
            <text:p text:style-name="P13"><text:span text:style-name="T121">Явная работа с ошибками дисциплинирует программиста.</text:span></text:p>
            <text:p text:style-name="P13"><text:span text:style-name="T121"/></text:p>
            <text:p text:style-name="P13"><text:span text:style-name="T121">Много библиотек – на все случаи жизни.</text:span></text:p>
            <text:p text:style-name="P13"><text:span text:style-name="T121">Много сайтов с примерами – изучать легко.</text:span></text:p>
            <text:p text:style-name="P13"><text:span text:style-name="T121"/></text:p>
            <text:p text:style-name="P13"><text:span text:style-name="T121"/></text:p>
            <text:p text:style-name="P13"><text:span text:style-name="T121"/></text:p>
            <text:p text:style-name="P13"><text:span text:style-name="T121"/></text:p>
          </draw:text-box>
        </draw:frame>
        <draw:custom-shape draw:style-name="gr75" draw:text-style-name="P51" draw:layer="layout" svg:width="8.4cm" svg:height="2.501cm" svg:x="19.2cm" svg:y="12.8cm">
          <text:p text:style-name="P50"><text:span text:style-name="T84">Наверное, это последний язык, </text:span></text:p>
          <text:p text:style-name="P50"><text:span text:style-name="T84">разработанный «классиками»,</text:span></text:p>
          <text:p text:style-name="P50"><text:span text:style-name="T84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Книг много </text:span><text:span text:style-name="T143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76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76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76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76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76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76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77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76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 </text:span><text:span text:style-name="T144">▲</text:span></text:p>
          </draw:text-box>
        </draw:frame>
        <draw:frame draw:style-name="gr78" draw:text-style-name="P53" draw:layer="layout" svg:width="26.4cm" svg:height="12.873cm" svg:x="0.8cm" svg:y="2.127cm">
          <draw:text-box>
            <text:list text:style-name="L1">
              <text:list-item>
                <text:p text:style-name="P52"><text:span text:style-name="T145"><text:a xlink:href="https://go.dev/" xlink:type="simple">go.dev/</text:a></text:span><text:span text:style-name="T145"><text:s text:c="35"/></text:span><text:span text:style-name="T146"><text:s text:c="4"/>// Официальный сайт языка</text:span></text:p>
              </text:list-item>
              <text:list-item>
                <text:p text:style-name="P52"><text:span text:style-name="T145"><text:a xlink:href="https://go.dev/play/" xlink:type="simple">go.dev/play/</text:a></text:span><text:span text:style-name="T147"><text:s text:c="30"/></text:span><text:span text:style-name="T146"><text:s text:c="4"/>// Go Playground ~ выполнение в браузере</text:span></text:p>
              </text:list-item>
              <text:list-item>
                <text:p text:style-name="P52"><text:span text:style-name="T145"><text:a xlink:href="https://go.dev/ref/spec" xlink:type="simple">go.dev/ref/spec</text:a></text:span><text:span text:style-name="T145"><text:s text:c="27"/></text:span><text:span text:style-name="T146"><text:s text:c="4"/></text:span><text:span text:style-name="T148">// Спецификация языка</text:span></text:p>
              </text:list-item>
              <text:list-item>
                <text:p text:style-name="P52"><text:span text:style-name="T145"><text:a xlink:href="https://go.dev/doc/" xlink:type="simple">go.dev/doc/</text:a></text:span><text:span text:style-name="T147"><text:s text:c="31"/></text:span><text:span text:style-name="T146"><text:s text:c="4"/>// Документация</text:span></text:p>
              </text:list-item>
              <text:list-item>
                <text:p text:style-name="P52"><text:span text:style-name="T145"><text:a xlink:href="https://go.dev/doc/code" xlink:type="simple">go.dev/doc/code</text:a></text:span><text:span text:style-name="T147"><text:s text:c="27"/></text:span><text:span text:style-name="T146"><text:s text:c="4"/>// How to Write Go Code</text:span></text:p>
              </text:list-item>
              <text:list-item>
                <text:p text:style-name="P52"><text:span text:style-name="T145"><text:a xlink:href="https://pkg.go.dev/std" xlink:type="simple">pkg.go.dev/std</text:a></text:span><text:span text:style-name="T145"><text:s text:c="20"/></text:span><text:span text:style-name="T147"><text:s text:c="8"/></text:span><text:span text:style-name="T146"><text:s text:c="4"/>// стандартная библиотека</text:span></text:p>
              </text:list-item>
              <text:list-item>
                <text:p text:style-name="P20"><text:span text:style-name="T145"><text:a xlink:href="https://gobyexample.com/" xlink:type="simple">gobyexample.com</text:a></text:span><text:span text:style-name="T147"><text:s text:c="27"/></text:span><text:span text:style-name="T146"><text:s text:c="4"/>// Go в примерах</text:span></text:p>
              </text:list-item>
              <text:list-item>
                <text:p text:style-name="P20"><text:span text:style-name="T148"><text:a xlink:href="https://go.dev/doc/modules/layout" xlink:type="simple">go.dev/doc/modules/layout</text:a></text:span><text:span text:style-name="T146"><text:s text:c="21"/>// Структура каталогов</text:span></text:p>
              </text:list-item>
              <text:list-item>
                <text:p text:style-name="P20"><text:span text:style-name="T145"><text:a xlink:href="https://github.com/golang-standards/project-layout/blob/master/README_ru.md" xlink:type="simple">github.com/golang-standards/project-layout</text:a></text:span><text:span text:style-name="T147"><text:s text:c="4"/>// </text:span><text:span text:style-name="T146">Стандартный макет [большого] Go проекта</text:span></text:p>
              </text:list-item>
            </text:list>
            <text:p text:style-name="P52"><text:span text:style-name="T146"/></text:p>
            <text:list text:continue-numbering="true" text:style-name="L1">
              <text:list-item>
                <text:p text:style-name="P52"><text:span text:style-name="T145"><text:a xlink:href="https://tour.golang.org/" xlink:type="simple">tour.golang.org</text:a></text:span><text:span text:style-name="T147"><text:s text:c="27"/></text:span><text:span text:style-name="T146"><text:s text:c="4"/>// Экскурсия по возможностям Go</text:span></text:p>
              </text:list-item>
              <text:list-item>
                <text:p text:style-name="P52"><text:span text:style-name="T145"><text:a xlink:href="https://golangdocs.com/" xlink:type="simple">golangdocs.com</text:a></text:span><text:span text:style-name="T147"><text:s text:c="28"/></text:span><text:span text:style-name="T146"><text:s text:c="4"/>// примеры конструкций</text:span></text:p>
              </text:list-item>
            </text:list>
            <text:p text:style-name="P52"><text:span text:style-name="T148"/></text:p>
            <text:list text:continue-numbering="true" text:style-name="L1">
              <text:list-item>
                <text:p text:style-name="P20"><text:span text:style-name="T145"><text:a xlink:href="https://go.dev/doc/effective_go" xlink:type="simple">go.dev/doc/effective_go</text:a></text:span><text:span text:style-name="T145"><text:s text:c="4"/></text:span><text:span text:style-name="T147"><text:s text:c="9"/></text:span><text:span text:style-name="T146"><text:s text:c="10"/>// "Effecive Go" бесплатная web-книга</text:span></text:p>
              </text:list-item>
              <text:list-item>
                <text:p text:style-name="P52"><text:span text:style-name="T148"><text:a xlink:href="https://gopl.io/" xlink:type="simple">gopl.io</text:a></text:span><text:span text:style-name="T146"><text:s text:c="18"/>// "The Go Programming Language" by A.A.A.Donovan &amp; B.W.Kernighan</text:span></text:p>
              </text:list-item>
            </text:list>
            <text:p text:style-name="P52"><text:span text:style-name="T146"/></text:p>
            <text:list text:continue-numbering="true" text:style-name="L1">
              <text:list-item>
                <text:p text:style-name="P52"><text:span text:style-name="T145"><text:a xlink:href="https://www.w3schools.com/go/index.php" xlink:type="simple">w3schools.com/go/</text:a></text:span><text:span text:style-name="T147"><text:s text:c="16"/></text:span><text:span text:style-name="T146">@ w3schools <text:s/>// Справочник</text:span></text:p>
              </text:list-item>
              <text:list-item>
                <text:p text:style-name="P52"><text:span text:style-name="T145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47"><text:s/></text:span><text:span text:style-name="T146">@ proglib.io // Самоучитель</text:span></text:p>
              </text:list-item>
              <text:list-item>
                <text:p text:style-name="P52"><text:span text:style-name="T145"><text:a xlink:href="https://proglib.io/p/dorozhnaya-karta-go-razrabotchika-v-2023-godu-2023-11-01" xlink:type="simple">Дорожная карта Go-разработчика</text:a></text:span><text:span text:style-name="T147"><text:s text:c="3"/></text:span><text:span text:style-name="T146">@ proglib.io // План изучения</text:span></text:p>
              </text:list-item>
              <text:list-item>
                <text:p text:style-name="P52"><text:span text:style-name="T148"><text:a xlink:href="https://lyceum.yandex.ru/go" xlink:type="simple">lyceum.yandex.ru/go</text:a></text:span><text:span text:style-name="T146"><text:s text:c="27"/>// Яндекс-лицей: Программирование на Go</text:span></text:p>
              </text:list-item>
              <text:list-item>
                <text:p text:style-name="P52"><text:span text:style-name="T148"><text:a xlink:href="https://codelibs.ru/category/go/" xlink:type="simple">Книги по Go</text:a></text:span><text:span text:style-name="T146"><text:s text:c="22"/>@codelibs.ru //</text:span></text:p>
              </text:list-item>
            </text:list>
            <text:p text:style-name="P52"><text:span text:style-name="T146"/></text:p>
            <text:list text:continue-numbering="true" text:style-name="L1">
              <text:list-item>
                <text:p text:style-name="P52"><text:span text:style-name="T148"><text:a xlink:href="https://tinygo.org/" xlink:type="simple">tinygo.org</text:a></text:span><text:span text:style-name="T146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custom-shape draw:style-name="gr79" draw:text-style-name="P54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55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149"/></text:p>
            <text:p text:style-name="P2"><text:span text:style-name="T149"/></text:p>
            <text:p text:style-name="P2"><text:span text:style-name="T149"/></text:p>
            <text:p text:style-name="P2"><text:span text:style-name="T149"/></text:p>
            <text:p text:style-name="P2"><text:span text:style-name="T149"/></text:p>
            <text:p text:style-name="P2"><text:span text:style-name="T149"/></text:p>
            <text:p text:style-name="P2"><text:span text:style-name="T149"/></text:p>
            <text:p text:style-name="P2"><text:span text:style-name="T149"/></text:p>
            <text:p text:style-name="P2"><text:span text:style-name="T149"/></text:p>
            <text:p text:style-name="P2"><text:span text:style-name="T149"/></text:p>
            <text:p text:style-name="P2"><text:span text:style-name="T149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80" draw:text-style-name="P56" draw:layer="layout" svg:width="6.527cm" svg:height="3.405cm" svg:x="10cm" svg:y="6.834cm">
          <draw:text-box>
            <text:p text:style-name="P2"><text:span text:style-name="T150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81" draw:text-style-name="P57" draw:layer="layout" svg:width="26.4cm" svg:height="12.473cm" svg:x="0.8cm" svg:y="2.527cm">
          <draw:text-box>
            <text:p text:style-name="P20"><text:span text:style-name="T151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4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47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15T16:26:22.685000000</dc:date>
    <meta:editing-duration>P5DT7H1M16S</meta:editing-duration>
    <meta:editing-cycles>815</meta:editing-cycles>
    <meta:generator>LibreOffice/7.3.2.2$Windows_X86_64 LibreOffice_project/49f2b1bff42cfccbd8f788c8dc32c1c309559be0</meta:generator>
    <meta:document-statistic meta:object-count="452"/>
  </office:meta>
</office:document-meta>
</file>